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5E0000005EE2830E219C9BCA3E.png" manifest:media-type="image/png"/>
  <manifest:file-entry manifest:full-path="Pictures/100000000000033C0000026D70D96EC6B9D30AF6.png" manifest:media-type="image/png"/>
  <manifest:file-entry manifest:full-path="Pictures/10000000000004220000031A0AF85F1C071E4B8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F" svg:font-family="" style:font-family-generic="roman"/>
    <style:font-face style:name="Arial1" svg:font-family="Aria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Aqua" draw:fill-image-width="3.316cm" draw:fill-image-height="3.316cm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1" draw:opacity="34%" draw:fill-image-width="37.324cm" draw:fill-image-height="28.011cm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2">
      <style:graphic-properties draw:stroke="none" draw:fill="none" draw:auto-grow-height="false" draw:fit-to-size="shrink-to-fit" style:shrink-to-fit="true" fo:min-height="11.929cm"/>
    </style:style>
    <style:style style:name="gr3" style:family="graphic" style:parent-style-name="standard" style:list-style-name="L2">
      <style:graphic-properties draw:stroke="none" svg:stroke-color="#ffffff" draw:fill="none" draw:auto-grow-height="false" draw:fit-to-size="shrink-to-fit" style:shrink-to-fit="true" fo:min-height="11.929cm"/>
    </style:style>
    <style:style style:name="gr4" style:family="graphic" style:parent-style-name="standard">
      <style:graphic-properties draw:fill-color="#fff9ae" draw:textarea-horizontal-align="justify" draw:textarea-vertical-align="middle" draw:auto-grow-height="false" fo:min-height="2.35cm" fo:min-width="2.5cm"/>
    </style:style>
    <style:style style:name="gr5" style:family="graphic" style:parent-style-name="objectwithoutfill">
      <style:graphic-properties draw:marker-end="Arrow" draw:marker-end-width="0.3cm" draw:fill="none" draw:fill-color="#fff9ae" draw:textarea-vertical-align="middle"/>
    </style:style>
    <style:style style:name="gr6" style:family="graphic" style:parent-style-name="standard">
      <style:graphic-properties draw:fill-color="#fff9ae" draw:textarea-horizontal-align="justify" draw:textarea-vertical-align="middle" draw:auto-grow-height="false" fo:min-height="2.35cm" fo:min-width="2.3cm"/>
    </style:style>
    <style:style style:name="gr7" style:family="graphic" style:parent-style-name="standard">
      <style:graphic-properties draw:fill-color="#fff9ae" draw:textarea-horizontal-align="justify" draw:textarea-vertical-align="middle" draw:auto-grow-height="false" fo:min-height="1.15cm" fo:min-width="3.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</style:style>
    <style:style style:name="gr10" style:family="graphic" style:parent-style-name="standard">
      <style:graphic-properties draw:stroke="none" draw:fill="none" draw:fill-color="#729fcf" fo:min-height="0.599cm"/>
    </style:style>
    <style:style style:name="gr11" style:family="graphic" style:parent-style-name="objectwithoutfill">
      <style:graphic-properties draw:marker-end="Arrow" draw:marker-end-width="0.3cm" draw:fill="none" draw:fill-color="#729fcf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347cm"/>
    </style:style>
    <style:style style:name="gr13" style:family="graphic" style:parent-style-name="Default_5f_1" style:list-style-name="L2">
      <style:graphic-properties draw:stroke="none" svg:stroke-color="#ffffff" draw:fill="none" draw:auto-grow-height="false" draw:fit-to-size="shrink-to-fit" style:shrink-to-fit="true" fo:min-height="11.92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322cm"/>
    </style:style>
    <style:style style:name="gr15" style:family="graphic" style:parent-style-name="Default_5f_1" style:list-style-name="L2">
      <style:graphic-properties draw:stroke="none" svg:stroke-color="#ffffff" draw:fill="none" draw:auto-grow-height="false" draw:fit-to-size="shrink-to-fit" style:shrink-to-fit="true" fo:min-height="11.929cm"/>
    </style:style>
    <style:style style:name="gr16" style:family="graphic" style:parent-style-name="Default_5f_1" style:list-style-name="L2">
      <style:graphic-properties draw:stroke="none" svg:stroke-color="#ffffff" draw:fill="none" draw:auto-grow-height="false" draw:fit-to-size="shrink-to-fit" style:shrink-to-fit="true" fo:min-height="11.929cm"/>
    </style:style>
    <style:style style:name="gr17" style:family="graphic" style:parent-style-name="Default_5f_1" style:list-style-name="L2">
      <style:graphic-properties draw:stroke="none" svg:stroke-color="#ffffff" draw:fill="none" draw:auto-grow-height="false" draw:fit-to-size="shrink-to-fit" style:shrink-to-fit="true" fo:min-height="11.929cm"/>
    </style:style>
    <style:style style:name="gr18" style:family="graphic" style:parent-style-name="Default_5f_1" style:list-style-name="L2">
      <style:graphic-properties draw:stroke="none" svg:stroke-color="#ffffff" draw:fill="none" draw:auto-grow-height="false" draw:fit-to-size="shrink-to-fit" style:shrink-to-fit="true" fo:min-height="11.929cm"/>
    </style:style>
    <style:style style:name="gr19" style:family="graphic" style:parent-style-name="Default_5f_1" style:list-style-name="L2">
      <style:graphic-properties draw:stroke="none" svg:stroke-color="#ffffff" draw:fill="none" draw:auto-grow-height="false" draw:fit-to-size="shrink-to-fit" style:shrink-to-fit="true" fo:min-height="11.929cm"/>
    </style:style>
    <style:style style:name="gr20" style:family="graphic" style:parent-style-name="Default_5f_1" style:list-style-name="L2">
      <style:graphic-properties draw:stroke="none" svg:stroke-color="#ffffff" draw:fill="none" draw:auto-grow-height="false" draw:fit-to-size="shrink-to-fit" style:shrink-to-fit="true" fo:min-height="11.929cm"/>
    </style:style>
    <style:style style:name="gr21" style:family="graphic" style:parent-style-name="Default_5f_1" style:list-style-name="L2">
      <style:graphic-properties draw:stroke="none" svg:stroke-color="#ffffff" draw:fill="none" draw:auto-grow-height="false" draw:fit-to-size="shrink-to-fit" style:shrink-to-fit="true" fo:min-height="11.929cm"/>
    </style:style>
    <style:style style:name="gr22" style:family="graphic" style:parent-style-name="Default_5f_1" style:list-style-name="L2">
      <style:graphic-properties draw:stroke="none" svg:stroke-color="#ffffff" draw:fill="none" draw:auto-grow-height="false" draw:fit-to-size="shrink-to-fit" style:shrink-to-fit="true" fo:min-height="11.929cm"/>
    </style:style>
    <style:style style:name="gr23" style:family="graphic" style:parent-style-name="Default_5f_1" style:list-style-name="L2">
      <style:graphic-properties draw:stroke="none" svg:stroke-color="#ffffff" draw:fill="none" draw:auto-grow-height="false" draw:fit-to-size="shrink-to-fit" style:shrink-to-fit="true" fo:min-height="11.929cm"/>
    </style:style>
    <style:style style:name="gr24" style:family="graphic" style:parent-style-name="Default_5f_1" style:list-style-name="L2">
      <style:graphic-properties draw:stroke="none" svg:stroke-color="#ffffff" draw:fill="none" draw:auto-grow-height="false" draw:fit-to-size="shrink-to-fit" style:shrink-to-fit="true" fo:min-height="11.929cm"/>
    </style:style>
    <style:style style:name="gr25" style:family="graphic" style:parent-style-name="Default_5f_1" style:list-style-name="L2">
      <style:graphic-properties draw:stroke="none" svg:stroke-color="#ffffff" draw:fill="none" draw:auto-grow-height="false" draw:fit-to-size="shrink-to-fit" style:shrink-to-fit="true" fo:min-height="11.929cm"/>
    </style:style>
    <style:style style:name="gr26" style:family="graphic" style:parent-style-name="Default_5f_1" style:list-style-name="L2">
      <style:graphic-properties draw:stroke="none" svg:stroke-color="#ffffff" draw:fill="none" draw:auto-grow-height="false" draw:fit-to-size="shrink-to-fit" style:shrink-to-fit="true" fo:min-height="11.929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28" style:family="graphic" style:parent-style-name="Default_5f_1" style:list-style-name="L2">
      <style:graphic-properties draw:stroke="none" svg:stroke-color="#ffffff" draw:fill="none" draw:auto-grow-height="false" draw:fit-to-size="shrink-to-fit" style:shrink-to-fit="true" fo:min-height="11.929cm"/>
    </style:style>
    <style:style style:name="gr29" style:family="graphic" style:parent-style-name="Default_5f_1" style:list-style-name="L2">
      <style:graphic-properties draw:stroke="none" svg:stroke-color="#ffffff" draw:fill="none" draw:auto-grow-height="false" draw:fit-to-size="shrink-to-fit" style:shrink-to-fit="true" fo:min-height="11.929cm"/>
    </style:style>
    <style:style style:name="gr30" style:family="graphic" style:parent-style-name="Default_5f_1" style:list-style-name="L2">
      <style:graphic-properties draw:stroke="none" svg:stroke-color="#ffffff" draw:fill="none" draw:auto-grow-height="false" draw:fit-to-size="shrink-to-fit" style:shrink-to-fit="true" fo:min-height="11.929cm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notes">
      <style:graphic-properties draw:fill-color="#ffffff" draw:auto-grow-height="true" fo:min-height="13.364cm"/>
    </style:style>
    <style:style style:name="pr6" style:family="presentation" style:parent-style-name="Blueprint_20_Plans-title">
      <style:graphic-properties fo:min-height="3.506cm"/>
    </style:style>
    <style:style style:name="pr7" style:family="presentation" style:parent-style-name="Blueprint_20_Plans-title">
      <style:graphic-properties fo:min-height="3.879cm"/>
    </style:style>
    <style:style style:name="P1" style:family="paragraph">
      <style:text-properties fo:font-size="72pt" style:font-size-asian="72pt" style:font-size-complex="72pt"/>
    </style:style>
    <style:style style:name="P2" style:family="paragraph">
      <loext:graphic-properties draw:fill-color="#ffffff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paragraph-properties fo:margin-top="0.5cm" fo:margin-bottom="0cm"/>
      <style:text-properties fo:font-size="24pt"/>
    </style:style>
    <style:style style:name="P5" style:family="paragraph">
      <loext:graphic-properties draw:fill="none"/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P6" style:family="paragraph">
      <style:paragraph-properties fo:text-align="start"/>
      <style:text-properties fo:font-size="22pt" fo:language="en" fo:country="US"/>
    </style:style>
    <style:style style:name="P7" style:family="paragraph">
      <style:text-properties fo:font-size="24pt"/>
    </style:style>
    <style:style style:name="P8" style:family="paragraph">
      <style:paragraph-properties fo:text-align="center"/>
      <style:text-properties fo:font-size="18pt"/>
    </style:style>
    <style:style style:name="P9" style:family="paragraph">
      <loext:graphic-properties draw:fill-color="#fff9ae"/>
      <style:paragraph-properties fo:text-align="center"/>
      <style:text-properties fo:font-size="18pt"/>
    </style:style>
    <style:style style:name="P10" style:family="paragraph">
      <loext:graphic-properties draw:fill="none" draw:fill-color="#fff9ae"/>
      <style:paragraph-properties fo:text-align="center"/>
    </style:style>
    <style:style style:name="P11" style:family="paragraph">
      <style:text-properties fo:font-size="18pt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loext:graphic-properties draw:fill="none" draw:fill-color="#729fcf"/>
      <style:text-properties fo:font-size="18pt"/>
    </style:style>
    <style:style style:name="P14" style:family="paragraph">
      <loext:graphic-properties draw:fill="none" draw:fill-color="#729fcf"/>
      <style:paragraph-properties fo:text-align="center"/>
    </style:style>
    <style:style style:name="P15" style:family="paragraph">
      <style:paragraph-properties fo:text-align="start"/>
      <style:text-properties fo:font-size="48pt" fo:language="en" fo:country="US" style:font-size-asian="48pt" style:font-size-complex="48pt"/>
    </style:style>
    <style:style style:name="P16" style:family="paragraph">
      <style:paragraph-properties fo:margin-top="0.4cm" fo:margin-bottom="0cm"/>
      <style:text-properties fo:font-size="24pt"/>
    </style:style>
    <style:style style:name="P17" style:family="paragraph">
      <style:paragraph-properties fo:margin-left="0cm" fo:margin-right="0cm" fo:margin-top="0.4cm" fo:margin-bottom="0cm" fo:text-indent="0cm"/>
      <style:text-properties fo:font-size="24pt"/>
    </style:style>
    <style:style style:name="P18" style:family="paragraph">
      <style:text-properties fo:font-size="40pt"/>
    </style:style>
    <style:style style:name="P19" style:family="paragraph">
      <loext:graphic-properties draw:fill="none" draw:fill-color="#ffffff"/>
      <style:text-properties fo:color="#fff685" fo:font-size="40pt" fo:font-weight="bold" style:font-size-asian="40pt" style:font-weight-asian="bold" style:font-size-complex="40pt" style:font-weight-complex="bold"/>
    </style:style>
    <style:style style:name="P20" style:family="paragraph">
      <loext:graphic-properties draw:fill="none"/>
      <style:paragraph-properties fo:margin-top="0.4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P21" style:family="paragraph">
      <loext:graphic-properties draw:fill-color="#ffffff"/>
      <style:text-properties fo:font-size="20p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size-asian="22pt" style:font-size-complex="22pt" style:text-emphasize="none" style:font-relief="none" style:text-overline-style="none" style:text-overline-color="font-color"/>
    </style:style>
    <style:style style:name="T4" style:family="text">
      <style:text-properties fo:color="#fff685" fo:font-size="40pt" fo:font-weight="bold" style:font-size-asian="40pt" style:font-weight-asian="bold" style:font-size-complex="40pt" style:font-weight-complex="bold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size-asian="20pt" style:font-size-complex="20pt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size-asian="28pt" style:font-weight-asian="bold" style:font-size-complex="28pt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685" style:text-outline="false" style:text-line-through-style="none" style:text-line-through-type="none" style:font-name="Liberation Sans" fo:font-size="40pt" fo:font-style="normal" fo:text-shadow="none" style:text-underline-style="none" fo:font-weight="bold" style:letter-kerning="true" style:font-size-asian="40pt" style:font-weight-asian="bold" style:font-size-complex="40pt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>
        <draw:frame presentation:style-name="pr1" draw:text-style-name="P1" draw:layer="layout" svg:width="25.199cm" svg:height="4.8cm" svg:x="1.6cm" svg:y="5.6cm" presentation:class="title" presentation:user-transformed="true">
          <draw:text-box>
            <text:p><text:span text:style-name="T1">M</text:span><text:span text:style-name="T1">A</text:span><text:span text:style-name="T1">I</text:span><text:span text:style-name="T1">L</text:span><text:span text:style-name="T1"><text:line-break/></text:span><text:span text:style-name="T1">A</text:span><text:span text:style-name="T1">D</text:span><text:span text:style-name="T1">M</text:span><text:span text:style-name="T1">I</text:span><text:span text:style-name="T1">N</text:span><text:span text:style-name="T1">I</text:span><text:span text:style-name="T1">S</text:span><text:span text:style-name="T1">T</text:span><text:span text:style-name="T1">R</text:span><text:span text:style-name="T1">A</text:span><text:span text:style-name="T1">T</text:span><text:span text:style-name="T1">I</text:span><text:span text:style-name="T1">O</text:span><text:span text:style-name="T1">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1">
        <draw:frame presentation:style-name="pr3" draw:layer="layout" svg:width="25.199cm" svg:height="3.506cm" svg:x="1.4cm" svg:y="0.837cm" presentation:class="title" presentation:user-transformed="true">
          <draw:text-box>
            <text:p>Topics Covered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5" draw:layer="layout" svg:width="25.199cm" svg:height="12.179cm" svg:x="1.4cm" svg:y="4cm">
          <draw:text-box>
            <text:list text:style-name="L2">
              <text:list-item>
                <text:p text:style-name="P4"><text:span text:style-name="T2">A</text:span><text:span text:style-name="T2">b</text:span><text:span text:style-name="T2">o</text:span><text:span text:style-name="T2">ut </text:span><text:span text:style-name="T2">E-</text:span><text:span text:style-name="T2">m</text:span><text:span text:style-name="T2">ail</text:span></text:p>
              </text:list-item>
              <text:list-item>
                <text:p text:style-name="P4"><text:span text:style-name="T2">M</text:span><text:span text:style-name="T2">ail </text:span><text:span text:style-name="T2">Ar</text:span><text:span text:style-name="T2">ch</text:span><text:span text:style-name="T2">ite</text:span><text:span text:style-name="T2">ct</text:span><text:span text:style-name="T2">ur</text:span><text:span text:style-name="T2">e</text:span></text:p>
              </text:list-item>
              <text:list-item>
                <text:p text:style-name="P4"><text:span text:style-name="T2">Pr</text:span><text:span text:style-name="T2">ot</text:span><text:span text:style-name="T2">oc</text:span><text:span text:style-name="T2">ol</text:span><text:span text:style-name="T2">s </text:span><text:span text:style-name="T2">us</text:span><text:span text:style-name="T2">e</text:span><text:span text:style-name="T2">d </text:span></text:p>
              </text:list-item>
              <text:list-item>
                <text:p text:style-name="P4"><text:span text:style-name="T2">D</text:span><text:span text:style-name="T2">N</text:span><text:span text:style-name="T2">S </text:span><text:span text:style-name="T2">re</text:span><text:span text:style-name="T2">co</text:span><text:span text:style-name="T2">rd</text:span><text:span text:style-name="T2">s </text:span><text:span text:style-name="T2">im</text:span><text:span text:style-name="T2">p</text:span><text:span text:style-name="T2">or</text:span><text:span text:style-name="T2">ta</text:span><text:span text:style-name="T2">nt </text:span><text:span text:style-name="T2">fo</text:span><text:span text:style-name="T2">r </text:span><text:span text:style-name="T2">e</text:span><text:span text:style-name="T2">m</text:span><text:span text:style-name="T2">ail</text:span></text:p>
              </text:list-item>
              <text:list-item>
                <text:p text:style-name="P4"><text:span text:style-name="T2">P</text:span><text:span text:style-name="T2">O</text:span><text:span text:style-name="T2">S</text:span><text:span text:style-name="T2">T</text:span><text:span text:style-name="T2">FI</text:span><text:span text:style-name="T2">X</text:span></text:p>
              </text:list-item>
              <text:list-item>
                <text:p text:style-name="P4"><text:span text:style-name="T2">M</text:span><text:span text:style-name="T2">b</text:span><text:span text:style-name="T2">ox </text:span><text:span text:style-name="T2">&amp; </text:span><text:span text:style-name="T2">M</text:span><text:span text:style-name="T2">ail</text:span><text:span text:style-name="T2">di</text:span><text:span text:style-name="T2">r</text:span></text:p>
              </text:list-item>
              <text:list-item>
                <text:p text:style-name="P4"><text:span text:style-name="T2">M</text:span><text:span text:style-name="T2">ail </text:span><text:span text:style-name="T2">A</text:span><text:span text:style-name="T2">b</text:span><text:span text:style-name="T2">us</text:span><text:span text:style-name="T2">e </text:span><text:span text:style-name="T2">a</text:span><text:span text:style-name="T2">n</text:span><text:span text:style-name="T2">d </text:span><text:span text:style-name="T2">H</text:span><text:span text:style-name="T2">a</text:span><text:span text:style-name="T2">n</text:span><text:span text:style-name="T2">dli</text:span><text:span text:style-name="T2">n</text:span><text:span text:style-name="T2">g</text:span></text:p>
              </text:list-item>
              <text:list-item>
                <text:p text:style-name="P4"><text:span text:style-name="T2">M</text:span><text:span text:style-name="T2">ail </text:span><text:span text:style-name="T2">L</text:span><text:span text:style-name="T2">o</text:span><text:span text:style-name="T2">gs</text:span></text:p>
                <text:p text:style-name="P4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print_20_Plans">
        <draw:frame presentation:style-name="pr6" draw:text-style-name="P6" draw:layer="layout" svg:width="19.999cm" svg:height="3.506cm" svg:x="3cm" svg:y="1.2cm" presentation:class="title" presentation:user-transformed="true">
          <draw:text-box>
            <text:p>About E-mail</text:p>
          </draw:text-box>
        </draw:frame>
        <draw:frame draw:style-name="gr3" draw:text-style-name="P5" draw:layer="layout" svg:width="25.199cm" svg:height="12.179cm" svg:x="1.401cm" svg:y="4.001cm">
          <draw:text-box>
            <text:list text:style-name="L2">
              <text:list-item>
                <text:p text:style-name="P4"><text:span text:style-name="T2">E-</text:span><text:span text:style-name="T2">m</text:span><text:span text:style-name="T2">ail </text:span><text:span text:style-name="T2">is </text:span><text:span text:style-name="T2">a</text:span><text:span text:style-name="T2">n </text:span><text:span text:style-name="T2">el</text:span><text:span text:style-name="T2">ec</text:span><text:span text:style-name="T2">tr</text:span><text:span text:style-name="T2">o</text:span><text:span text:style-name="T2">ni</text:span><text:span text:style-name="T2">c </text:span><text:span text:style-name="T2">w</text:span><text:span text:style-name="T2">ay </text:span><text:span text:style-name="T2">of </text:span><text:span text:style-name="T2">se</text:span><text:span text:style-name="T2">n</text:span><text:span text:style-name="T2">di</text:span><text:span text:style-name="T2">n</text:span><text:span text:style-name="T2">g </text:span><text:span text:style-name="T2">m</text:span><text:span text:style-name="T2">es</text:span><text:span text:style-name="T2">sa</text:span><text:span text:style-name="T2">g</text:span><text:span text:style-name="T2">es</text:span><text:span text:style-name="T2">.</text:span></text:p>
              </text:list-item>
              <text:list-item>
                <text:p text:style-name="P4"><text:span text:style-name="T2">It </text:span><text:span text:style-name="T2">is </text:span><text:span text:style-name="T2">p</text:span><text:span text:style-name="T2">o</text:span><text:span text:style-name="T2">p</text:span><text:span text:style-name="T2">ul</text:span><text:span text:style-name="T2">ar </text:span><text:span text:style-name="T2">b</text:span><text:span text:style-name="T2">ec</text:span><text:span text:style-name="T2">a</text:span><text:span text:style-name="T2">us</text:span><text:span text:style-name="T2">e </text:span><text:span text:style-name="T2">th</text:span><text:span text:style-name="T2">e </text:span><text:span text:style-name="T2">re</text:span><text:span text:style-name="T2">ci</text:span><text:span text:style-name="T2">e</text:span><text:span text:style-name="T2">pi</text:span><text:span text:style-name="T2">e</text:span><text:span text:style-name="T2">nt </text:span><text:span text:style-name="T2">d</text:span><text:span text:style-name="T2">o</text:span><text:span text:style-name="T2">es</text:span><text:span text:style-name="T2">n’t </text:span><text:span text:style-name="T2">n</text:span><text:span text:style-name="T2">e</text:span><text:span text:style-name="T2">e</text:span><text:span text:style-name="T2">d </text:span><text:span text:style-name="T2">to </text:span><text:span text:style-name="T2">re</text:span><text:span text:style-name="T2">m</text:span><text:span text:style-name="T2">ai</text:span><text:span text:style-name="T2">n </text:span><text:span text:style-name="T2">o</text:span><text:span text:style-name="T2">nli</text:span><text:span text:style-name="T2">n</text:span><text:span text:style-name="T2">e </text:span><text:span text:style-name="T2">in </text:span><text:span text:style-name="T2">or</text:span><text:span text:style-name="T2">d</text:span><text:span text:style-name="T2">er </text:span><text:span text:style-name="T2">to </text:span><text:span text:style-name="T2">re</text:span><text:span text:style-name="T2">ci</text:span><text:span text:style-name="T2">ev</text:span><text:span text:style-name="T2">e </text:span><text:span text:style-name="T2">m</text:span><text:span text:style-name="T2">ail</text:span><text:span text:style-name="T2">.</text:span></text:p>
              </text:list-item>
              <text:list-item>
                <text:p text:style-name="P4"><text:span text:style-name="T2">O</text:span><text:span text:style-name="T2">nc</text:span><text:span text:style-name="T2">e </text:span><text:span text:style-name="T2">e-</text:span><text:span text:style-name="T2">m</text:span><text:span text:style-name="T2">ail </text:span><text:span text:style-name="T2">is </text:span><text:span text:style-name="T2">se</text:span><text:span text:style-name="T2">nt </text:span><text:span text:style-name="T2">fr</text:span><text:span text:style-name="T2">o</text:span><text:span text:style-name="T2">m </text:span><text:span text:style-name="T2">th</text:span><text:span text:style-name="T2">e </text:span><text:span text:style-name="T2">se</text:span><text:span text:style-name="T2">n</text:span><text:span text:style-name="T2">d</text:span><text:span text:style-name="T2">er </text:span><text:span text:style-name="T2">it </text:span><text:span text:style-name="T2">is </text:span><text:span text:style-name="T2">th</text:span><text:span text:style-name="T2">e</text:span><text:span text:style-name="T2">n </text:span><text:span text:style-name="T2">st</text:span><text:span text:style-name="T2">or</text:span><text:span text:style-name="T2">e</text:span><text:span text:style-name="T2">d </text:span><text:span text:style-name="T2">in </text:span><text:span text:style-name="T2">th</text:span><text:span text:style-name="T2">e </text:span><text:span text:style-name="T2">re</text:span><text:span text:style-name="T2">ci</text:span><text:span text:style-name="T2">pi</text:span><text:span text:style-name="T2">e</text:span><text:span text:style-name="T2">nt</text:span><text:span text:style-name="T2">s </text:span><text:span text:style-name="T2">m</text:span><text:span text:style-name="T2">ail</text:span><text:span text:style-name="T2">b</text:span><text:span text:style-name="T2">ox</text:span></text:p>
              </text:list-item>
              <text:list-item>
                <text:p text:style-name="P4"><text:span text:style-name="T2">R</text:span><text:span text:style-name="T2">ec</text:span><text:span text:style-name="T2">ipi</text:span><text:span text:style-name="T2">e</text:span><text:span text:style-name="T2">nt </text:span><text:span text:style-name="T2">ca</text:span><text:span text:style-name="T2">n </text:span><text:span text:style-name="T2">ac</text:span><text:span text:style-name="T2">ce</text:span><text:span text:style-name="T2">ss </text:span><text:span text:style-name="T2">hi</text:span><text:span text:style-name="T2">s </text:span><text:span text:style-name="T2">m</text:span><text:span text:style-name="T2">ail</text:span><text:span text:style-name="T2">s </text:span><text:span text:style-name="T2">fr</text:span><text:span text:style-name="T2">o</text:span><text:span text:style-name="T2">m </text:span><text:span text:style-name="T2">m</text:span><text:span text:style-name="T2">ail</text:span><text:span text:style-name="T2">b</text:span><text:span text:style-name="T2">ox </text:span><text:span text:style-name="T2">a</text:span><text:span text:style-name="T2">ny</text:span><text:span text:style-name="T2">ti</text:span><text:span text:style-name="T2">m</text:span><text:span text:style-name="T2">e </text:span><text:span text:style-name="T2">a</text:span><text:span text:style-name="T2">n</text:span><text:span text:style-name="T2">d </text:span><text:span text:style-name="T2">a</text:span><text:span text:style-name="T2">ny</text:span><text:span text:style-name="T2">w</text:span><text:span text:style-name="T2">h</text:span><text:span text:style-name="T2">er</text:span><text:span text:style-name="T2">e</text:span></text:p>
              </text:list-item>
              <text:list-item>
                <text:p text:style-name="P4"><text:span text:style-name="T2">E-</text:span><text:span text:style-name="T2">m</text:span><text:span text:style-name="T2">ail </text:span><text:span text:style-name="T2">d</text:span><text:span text:style-name="T2">o</text:span><text:span text:style-name="T2">es</text:span><text:span text:style-name="T2">nt </text:span><text:span text:style-name="T2">o</text:span><text:span text:style-name="T2">nl</text:span><text:span text:style-name="T2">y </text:span><text:span text:style-name="T2">pr</text:span><text:span text:style-name="T2">ov</text:span><text:span text:style-name="T2">id</text:span><text:span text:style-name="T2">e </text:span><text:span text:style-name="T2">ac</text:span><text:span text:style-name="T2">ce</text:span><text:span text:style-name="T2">ss</text:span><text:span text:style-name="T2">ibi</text:span><text:span text:style-name="T2">lit</text:span><text:span text:style-name="T2">y </text:span><text:span text:style-name="T2">to </text:span><text:span text:style-name="T2">se</text:span><text:span text:style-name="T2">n</text:span><text:span text:style-name="T2">d </text:span><text:span text:style-name="T2">te</text:span><text:span text:style-name="T2">xt </text:span><text:span text:style-name="T2">m</text:span><text:span text:style-name="T2">es</text:span><text:span text:style-name="T2">sa</text:span><text:span text:style-name="T2">g</text:span><text:span text:style-name="T2">es </text:span><text:span text:style-name="T2">b</text:span><text:span text:style-name="T2">ut </text:span><text:span text:style-name="T2">m</text:span><text:span text:style-name="T2">ult</text:span><text:span text:style-name="T2">im</text:span><text:span text:style-name="T2">e</text:span><text:span text:style-name="T2">di</text:span><text:span text:style-name="T2">a </text:span><text:span text:style-name="T2">fil</text:span><text:span text:style-name="T2">es </text:span><text:span text:style-name="T2">ca</text:span><text:span text:style-name="T2">n </text:span><text:span text:style-name="T2">al</text:span><text:span text:style-name="T2">so </text:span><text:span text:style-name="T2">b</text:span><text:span text:style-name="T2">e </text:span><text:span text:style-name="T2">at</text:span><text:span text:style-name="T2">ta</text:span><text:span text:style-name="T2">ch</text:span><text:span text:style-name="T2">e</text:span><text:span text:style-name="T2">d </text:span><text:span text:style-name="T2">to </text:span><text:span text:style-name="T2">m</text:span><text:span text:style-name="T2">ail</text:span><text:span text:style-name="T2">s </text:span><text:span text:style-name="T2">a</text:span><text:span text:style-name="T2">n</text:span><text:span text:style-name="T2">d </text:span><text:span text:style-name="T2">th</text:span><text:span text:style-name="T2">e</text:span><text:span text:style-name="T2">n </text:span><text:span text:style-name="T2">se</text:span><text:span text:style-name="T2">n</text:span><text:span text:style-name="T2">d</text:span></text:p>
              </text:list-item>
            </text:list>
            <text:list text:style-name="L1">
              <text:list-header>
                <text:p text:style-name="P7"><text:span text:style-name="T2"><text:s/></text:span></text:p>
              </text:list-header>
              <text:list-item>
                <text:p text:style-name="P7"><text:span text:style-name="T2"><text:s/></text:span><text:span text:style-name="T2">An </text:span><text:span text:style-name="T2">e-</text:span><text:span text:style-name="T2">mai</text:span><text:span text:style-name="T2">l </text:span><text:span text:style-name="T2">has </text:span><text:span text:style-name="T2">thre</text:span><text:span text:style-name="T2">e </text:span><text:span text:style-name="T2">part</text:span><text:span text:style-name="T2">s </text:span>: </text:p>
              </text:list-item>
              <text:list-item>
                <text:p text:style-name="P7">Envelope – It is a part of email which is not visible and is used by mail transfer agent for delivery. It containes email address of all the recipients. </text:p>
              </text:list-item>
              <text:list-item>
                <text:p text:style-name="P7">Header - It contains sender’s email address, recipients email address, timstamps and subject of the message.</text:p>
              </text:list-item>
              <text:list-item>
                <text:p text:style-name="P7">Body – It contains the actual message that hs to be delivered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print_20_Plans">
        <draw:frame presentation:style-name="pr7" draw:text-style-name="P6" draw:layer="layout" svg:width="19.999cm" svg:height="3.879cm" svg:x="3cm" svg:y="1.014cm" presentation:class="title" presentation:user-transformed="true">
          <draw:text-box>
            <text:p>MAIL ARCHITECTURE</text:p>
          </draw:text-box>
        </draw:frame>
        <draw:custom-shape draw:style-name="gr4" draw:text-style-name="P9" draw:layer="layout" svg:width="3cm" svg:height="2.6cm" svg:x="1.8cm" svg:y="8.1cm">
          <text:p text:style-name="P8">MUA</text:p>
          <draw:enhanced-geometry svg:viewBox="0 0 21600 21600" draw:type="rectangle" draw:enhanced-path="M 0 0 L 21600 0 21600 21600 0 21600 0 0 Z N"/>
        </draw:custom-shape>
        <draw:line draw:style-name="gr5" draw:text-style-name="P10" draw:layer="layout" svg:x1="4.775cm" svg:y1="8.988cm" svg:x2="6.575cm" svg:y2="8.988cm">
          <text:p/>
        </draw:line>
        <draw:custom-shape draw:style-name="gr6" draw:text-style-name="P9" draw:layer="layout" svg:width="2.8cm" svg:height="2.6cm" svg:x="6.6cm" svg:y="8.1cm">
          <text:p text:style-name="P8">MTA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.8cm" svg:height="1.4cm" svg:x="3.8cm" svg:y="6cm">
          <text:p text:style-name="P8">MSA</text:p>
          <draw:enhanced-geometry svg:viewBox="0 0 21600 21600" draw:type="rectangle" draw:enhanced-path="M 0 0 L 21600 0 21600 21600 0 21600 0 0 Z N"/>
        </draw:custom-shape>
        <draw:line draw:style-name="gr5" draw:text-style-name="P10" draw:layer="layout" svg:x1="3.4cm" svg:y1="8.2cm" svg:x2="4.4cm" svg:y2="7.4cm">
          <text:p/>
        </draw:line>
        <draw:line draw:style-name="gr5" draw:text-style-name="P10" draw:layer="layout" svg:x1="7cm" svg:y1="7.4cm" svg:x2="8cm" svg:y2="8.1cm">
          <text:p/>
        </draw:line>
        <draw:line draw:style-name="gr5" draw:text-style-name="P10" draw:layer="layout" svg:x1="9.4cm" svg:y1="9cm" svg:x2="14.2cm" svg:y2="9cm">
          <text:p/>
        </draw:line>
        <draw:custom-shape draw:style-name="gr6" draw:text-style-name="P9" draw:layer="layout" svg:width="2.8cm" svg:height="2.6cm" svg:x="14.2cm" svg:y="8.1cm">
          <text:p text:style-name="P8">MTA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.8cm" svg:height="2.6cm" svg:x="19cm" svg:y="8cm">
          <text:p text:style-name="P8">MDA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.8cm" svg:height="2.6cm" svg:x="23.8cm" svg:y="8cm">
          <text:p text:style-name="P8">MAA</text:p>
          <draw:enhanced-geometry svg:viewBox="0 0 21600 21600" draw:type="rectangle" draw:enhanced-path="M 0 0 L 21600 0 21600 21600 0 21600 0 0 Z N"/>
        </draw:custom-shape>
        <draw:line draw:style-name="gr5" draw:text-style-name="P10" draw:layer="layout" svg:x1="17cm" svg:y1="9cm" svg:x2="19cm" svg:y2="9cm">
          <text:p/>
        </draw:line>
        <draw:line draw:style-name="gr5" draw:text-style-name="P10" draw:layer="layout" svg:x1="21.8cm" svg:y1="9cm" svg:x2="23.8cm" svg:y2="9cm">
          <text:p/>
        </draw:line>
        <draw:frame draw:style-name="gr8" draw:text-style-name="P12" draw:layer="layout" svg:width="8.8cm" svg:height="0.848cm" svg:x="17.4cm" svg:y="10.952cm">
          <draw:text-box>
            <text:p text:style-name="P11">Recipients Side</text:p>
          </draw:text-box>
        </draw:frame>
        <draw:frame draw:style-name="gr8" draw:text-style-name="P12" draw:layer="layout" svg:width="5.2cm" svg:height="0.848cm" svg:x="3.4cm" svg:y="11.2cm">
          <draw:text-box>
            <text:p text:style-name="P11">Sender’s Side</text:p>
          </draw:text-box>
        </draw:frame>
        <draw:frame draw:style-name="gr9" draw:text-style-name="P12" draw:layer="layout" svg:width="2.2cm" svg:height="1.445cm" svg:x="9.4cm" svg:y="7.4cm">
          <draw:text-box>
            <text:p text:style-name="P11">Port 25</text:p>
          </draw:text-box>
        </draw:frame>
        <draw:frame draw:style-name="gr9" draw:text-style-name="P12" draw:layer="layout" svg:width="2.6cm" svg:height="1.445cm" svg:x="4.2cm" svg:y="4.8cm">
          <draw:text-box>
            <text:p text:style-name="P11">Port 587</text:p>
          </draw:text-box>
        </draw:frame>
        <draw:frame draw:style-name="gr10" draw:text-style-name="P13" draw:layer="layout" svg:width="2.547cm" svg:height="0.849cm" svg:x="13.653cm" svg:y="7cm">
          <draw:text-box>
            <text:p text:style-name="P11">Port 25</text:p>
          </draw:text-box>
        </draw:frame>
        <draw:custom-shape draw:style-name="gr4" draw:text-style-name="P9" draw:layer="layout" svg:width="3cm" svg:height="2.6cm" svg:x="23.6cm" svg:y="12cm">
          <text:p text:style-name="P8">MUA</text:p>
          <draw:enhanced-geometry svg:viewBox="0 0 21600 21600" draw:type="rectangle" draw:enhanced-path="M 0 0 L 21600 0 21600 21600 0 21600 0 0 Z N"/>
        </draw:custom-shape>
        <draw:line draw:style-name="gr11" draw:text-style-name="P14" draw:layer="layout" svg:x1="24.4cm" svg:y1="10.6cm" svg:x2="24.4cm" svg:y2="12.2cm">
          <text:p/>
        </draw:line>
        <draw:frame draw:style-name="gr12" draw:text-style-name="P12" draw:layer="layout" svg:width="2.8cm" svg:height="1.597cm" svg:x="25cm" svg:y="10.8cm">
          <draw:text-box>
            <text:p text:style-name="P11">IMAPS/POP3S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print_20_Plans">
        <draw:frame presentation:style-name="pr7" draw:text-style-name="P15" draw:layer="layout" svg:width="19.999cm" svg:height="3.879cm" svg:x="2.963cm" svg:y="0.778cm" presentation:class="title" presentation:user-transformed="true">
          <draw:text-box>
            <text:p>E-MAIL PROTOCOLS</text:p>
          </draw:text-box>
        </draw:frame>
        <draw:frame draw:style-name="gr13" draw:text-style-name="P5" draw:layer="layout" svg:width="25.199cm" svg:height="11.38cm" svg:x="1.702cm" svg:y="7.1cm">
          <draw:text-box>
            <text:list text:style-name="L1">
              <text:list-item>
                <text:p text:style-name="P7"><text:span text:style-name="T2">Sim</text:span><text:span text:style-name="T2">ple </text:span><text:span text:style-name="T2">Mai</text:span><text:span text:style-name="T2">l </text:span><text:span text:style-name="T2">tran</text:span><text:span text:style-name="T2">sef</text:span><text:span text:style-name="T2">er </text:span><text:span text:style-name="T2">prot</text:span><text:span text:style-name="T2">oco</text:span><text:span text:style-name="T2">l</text:span></text:p>
              </text:list-item>
              <text:list-item>
                <text:p text:style-name="P16"><text:span text:style-name="T2">SM</text:span><text:span text:style-name="T2">TP </text:span><text:span text:style-name="T2">pro</text:span><text:span text:style-name="T2">vid</text:span><text:span text:style-name="T2">es </text:span><text:span text:style-name="T2">the </text:span><text:span text:style-name="T2">abil</text:span><text:span text:style-name="T2">ity </text:span><text:span text:style-name="T2">to </text:span><text:span text:style-name="T2">sen</text:span><text:span text:style-name="T2">d </text:span><text:span text:style-name="T2">and </text:span><text:span text:style-name="T2">rec</text:span><text:span text:style-name="T2">eiv</text:span><text:span text:style-name="T2">e </text:span><text:span text:style-name="T2">em</text:span><text:span text:style-name="T2">ail </text:span><text:span text:style-name="T2">me</text:span><text:span text:style-name="T2">ssa</text:span><text:span text:style-name="T2">ges</text:span><text:span text:style-name="T2">.</text:span></text:p>
              </text:list-item>
              <text:list-item>
                <text:p text:style-name="P16"><text:span text:style-name="T2">SM</text:span><text:span text:style-name="T2">TP </text:span><text:span text:style-name="T2">is </text:span><text:span text:style-name="T2">gen</text:span><text:span text:style-name="T2">eral</text:span><text:span text:style-name="T2">ly </text:span><text:span text:style-name="T2">inte</text:span><text:span text:style-name="T2">grat</text:span><text:span text:style-name="T2">ed </text:span><text:span text:style-name="T2">wit</text:span><text:span text:style-name="T2">hin </text:span><text:span text:style-name="T2">an </text:span><text:span text:style-name="T2">em</text:span><text:span text:style-name="T2">ail </text:span><text:span text:style-name="T2">clie</text:span><text:span text:style-name="T2">nt </text:span><text:span text:style-name="T2">app</text:span><text:span text:style-name="T2">lica</text:span><text:span text:style-name="T2">tion </text:span><text:span text:style-name="T2">and </text:span><text:span text:style-name="T2">is </text:span><text:span text:style-name="T2">co</text:span><text:span text:style-name="T2">mp</text:span><text:span text:style-name="T2">ose</text:span><text:span text:style-name="T2">d of </text:span><text:span text:style-name="T2">four </text:span><text:span text:style-name="T2">key </text:span><text:span text:style-name="T2">co</text:span><text:span text:style-name="T2">mp</text:span><text:span text:style-name="T2">one</text:span><text:span text:style-name="T2">nts:</text:span></text:p>
                <text:p text:style-name="P17"><text:span text:style-name="T2"><text:s text:c="3"/></text:span><text:span text:style-name="T3"><text:s/></text:span><text:span text:style-name="T3">Loc</text:span><text:span text:style-name="T3">al </text:span><text:span text:style-name="T3">use</text:span><text:span text:style-name="T3">r or </text:span><text:span text:style-name="T3">clie</text:span><text:span text:style-name="T3">nt-</text:span><text:span text:style-name="T3">end </text:span><text:span text:style-name="T3">utilit</text:span><text:span text:style-name="T3">y </text:span><text:span text:style-name="T3">kno</text:span><text:span text:style-name="T3">wn </text:span><text:span text:style-name="T3">as </text:span><text:span text:style-name="T3">the </text:span><text:span text:style-name="T3">mail </text:span><text:span text:style-name="T3">use</text:span><text:span text:style-name="T3">r </text:span><text:span text:style-name="T3">age</text:span><text:span text:style-name="T3">nt </text:span><text:span text:style-name="T3">(MU</text:span><text:span text:style-name="T3">A)</text:span></text:p>
                <text:p text:style-name="P17"><text:span text:style-name="T3"><text:s text:c="4"/></text:span><text:span text:style-name="T3">Ser</text:span><text:span text:style-name="T3">ver </text:span><text:span text:style-name="T3">kno</text:span><text:span text:style-name="T3">wn </text:span><text:span text:style-name="T3">as </text:span><text:span text:style-name="T3">mail </text:span><text:span text:style-name="T3">sub</text:span><text:span text:style-name="T3">mis</text:span><text:span text:style-name="T3">sion </text:span><text:span text:style-name="T3">age</text:span><text:span text:style-name="T3">nt </text:span><text:span text:style-name="T3">(MS</text:span><text:span text:style-name="T3">A)</text:span></text:p>
                <text:p text:style-name="P17"><text:span text:style-name="T3"><text:s text:c="4"/></text:span><text:span text:style-name="T3">Mail </text:span><text:span text:style-name="T3">tran</text:span><text:span text:style-name="T3">sfer </text:span><text:span text:style-name="T3">age</text:span><text:span text:style-name="T3">nt </text:span><text:span text:style-name="T3">(MT</text:span><text:span text:style-name="T3">A)</text:span></text:p>
                <text:p text:style-name="P17"><text:span text:style-name="T3"><text:s text:c="4"/></text:span><text:span text:style-name="T3">Mail </text:span><text:span text:style-name="T3">deli</text:span><text:span text:style-name="T3">very </text:span><text:span text:style-name="T3">age</text:span><text:span text:style-name="T3">nt </text:span><text:span text:style-name="T3">(MD</text:span><text:span text:style-name="T3">A)</text:span></text:p>
              </text:list-item>
              <text:list-item>
                <text:p text:style-name="P16"><text:span text:style-name="T2">SM</text:span><text:span text:style-name="T2">TP </text:span><text:span text:style-name="T2">wor</text:span><text:span text:style-name="T2">ks </text:span><text:span text:style-name="T2">by </text:span><text:span text:style-name="T2">initi</text:span><text:span text:style-name="T2">atin</text:span><text:span text:style-name="T2">g a </text:span><text:span text:style-name="T2">ses</text:span><text:span text:style-name="T2">sio</text:span><text:span text:style-name="T2">n </text:span><text:span text:style-name="T2">bet</text:span><text:span text:style-name="T2">we</text:span><text:span text:style-name="T2">en </text:span><text:span text:style-name="T2">the </text:span><text:span text:style-name="T2">use</text:span><text:span text:style-name="T2">r </text:span><text:span text:style-name="T2">and </text:span><text:span text:style-name="T2">ser</text:span><text:span text:style-name="T2">ver</text:span></text:p>
              </text:list-item>
            </text:list>
          </draw:text-box>
        </draw:frame>
        <draw:frame draw:style-name="gr14" draw:text-style-name="P19" draw:layer="layout" svg:width="9.6cm" svg:height="1.572cm" svg:x="2.4cm" svg:y="5.6cm">
          <draw:text-box>
            <text:p text:style-name="P18"><text:span text:style-name="T4">SM</text:span><text:span text:style-name="T4">TP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print_20_Plans">
        <draw:frame presentation:style-name="pr7" draw:text-style-name="P15" draw:layer="layout" svg:width="19.999cm" svg:height="3.879cm" svg:x="2.963cm" svg:y="0.778cm" presentation:class="title" presentation:user-transformed="true">
          <draw:text-box>
            <text:p>E-MAIL PROTOCOLS</text:p>
          </draw:text-box>
        </draw:frame>
        <draw:frame draw:style-name="gr15" draw:text-style-name="P20" draw:layer="layout" svg:width="25.199cm" svg:height="11.38cm" svg:x="1.702cm" svg:y="7.1cm">
          <draw:text-box>
            <text:list text:style-name="L1">
              <text:list-item>
                <text:p text:style-name="P16"><text:span text:style-name="T2">Inte</text:span><text:span text:style-name="T2">rnet </text:span><text:span text:style-name="T2">Me</text:span><text:span text:style-name="T2">ssa</text:span><text:span text:style-name="T2">ge </text:span><text:span text:style-name="T2">Acc</text:span><text:span text:style-name="T2">ess </text:span><text:span text:style-name="T2">Pro</text:span><text:span text:style-name="T2">toc</text:span><text:span text:style-name="T2">ol</text:span></text:p>
              </text:list-item>
              <text:list-item>
                <text:p text:style-name="P16"><text:span text:style-name="T2">It </text:span><text:span text:style-name="T2">deli</text:span><text:span text:style-name="T2">ver</text:span><text:span text:style-name="T2">s </text:span><text:span text:style-name="T2">you</text:span><text:span text:style-name="T2">r </text:span><text:span text:style-name="T2">mai</text:span><text:span text:style-name="T2">l </text:span><text:span text:style-name="T2">one </text:span><text:span text:style-name="T2">me</text:span><text:span text:style-name="T2">ssa</text:span><text:span text:style-name="T2">ge </text:span><text:span text:style-name="T2">at a </text:span><text:span text:style-name="T2">tim</text:span><text:span text:style-name="T2">e </text:span><text:span text:style-name="T2">rath</text:span><text:span text:style-name="T2">er </text:span><text:span text:style-name="T2">del</text:span><text:span text:style-name="T2">oiv</text:span><text:span text:style-name="T2">erin</text:span><text:span text:style-name="T2">g </text:span><text:span text:style-name="T2">the</text:span><text:span text:style-name="T2">m </text:span><text:span text:style-name="T2">all </text:span><text:span text:style-name="T2">at </text:span><text:span text:style-name="T2">onc</text:span><text:span text:style-name="T2">e.</text:span></text:p>
              </text:list-item>
              <text:list-item>
                <text:p text:style-name="P16"><text:span text:style-name="T2">IM</text:span><text:span text:style-name="T2">AP </text:span><text:span text:style-name="T2">can </text:span><text:span text:style-name="T2">dea</text:span><text:span text:style-name="T2">l </text:span><text:span text:style-name="T2">wit</text:span><text:span text:style-name="T2">h </text:span><text:span text:style-name="T2">gia</text:span><text:span text:style-name="T2">nt </text:span><text:span text:style-name="T2">atta</text:span><text:span text:style-name="T2">ch</text:span><text:span text:style-name="T2">me</text:span><text:span text:style-name="T2">nts.</text:span></text:p>
              </text:list-item>
              <text:list-item>
                <text:p text:style-name="P16"><text:span text:style-name="T2">IM</text:span><text:span text:style-name="T2">AP </text:span><text:span text:style-name="T2">can </text:span><text:span text:style-name="T2">hea</text:span><text:span text:style-name="T2">der</text:span><text:span text:style-name="T2">s of </text:span><text:span text:style-name="T2">the </text:span><text:span text:style-name="T2">me</text:span><text:span text:style-name="T2">ssa</text:span><text:span text:style-name="T2">ges</text:span><text:span text:style-name="T2">.</text:span></text:p>
              </text:list-item>
              <text:list-item>
                <text:p text:style-name="P16"><text:span text:style-name="T2">Mai</text:span><text:span text:style-name="T2">ls </text:span><text:span text:style-name="T2">can </text:span><text:span text:style-name="T2">be </text:span><text:span text:style-name="T2">do</text:span><text:span text:style-name="T2">wnl</text:span><text:span text:style-name="T2">oad</text:span><text:span text:style-name="T2">ed </text:span><text:span text:style-name="T2">wh</text:span><text:span text:style-name="T2">ene</text:span><text:span text:style-name="T2">ver </text:span><text:span text:style-name="T2">des</text:span><text:span text:style-name="T2">ired </text:span><text:span text:style-name="T2">sin</text:span><text:span text:style-name="T2">ce </text:span><text:span text:style-name="T2">it </text:span><text:span text:style-name="T2">ma</text:span><text:span text:style-name="T2">nag</text:span><text:span text:style-name="T2">es </text:span><text:span text:style-name="T2">mai</text:span><text:span text:style-name="T2">l </text:span><text:span text:style-name="T2">fold</text:span><text:span text:style-name="T2">ers </text:span><text:span text:style-name="T2">am</text:span><text:span text:style-name="T2">oun</text:span><text:span text:style-name="T2">g </text:span><text:span text:style-name="T2">mul</text:span><text:span text:style-name="T2">tipl</text:span><text:span text:style-name="T2">e </text:span><text:span text:style-name="T2">dev</text:span><text:span text:style-name="T2">ice</text:span><text:span text:style-name="T2">s.</text:span></text:p>
              </text:list-item>
              <text:list-item>
                <text:p text:style-name="P16"><text:span text:style-name="T2">Mai</text:span><text:span text:style-name="T2">ls </text:span><text:span text:style-name="T2">can </text:span><text:span text:style-name="T2">be </text:span><text:span text:style-name="T2">acc</text:span><text:span text:style-name="T2">ess</text:span><text:span text:style-name="T2">ed </text:span><text:span text:style-name="T2">fro</text:span><text:span text:style-name="T2">m </text:span><text:span text:style-name="T2">any </text:span><text:span text:style-name="T2">dev</text:span><text:span text:style-name="T2">ice </text:span><text:span text:style-name="T2">and </text:span><text:span text:style-name="T2">any</text:span><text:span text:style-name="T2">wh</text:span><text:span text:style-name="T2">ere.</text:span></text:p>
              </text:list-item>
            </text:list>
          </draw:text-box>
        </draw:frame>
        <draw:frame draw:style-name="gr14" draw:text-style-name="P19" draw:layer="layout" svg:width="9.6cm" svg:height="1.572cm" svg:x="2.4cm" svg:y="5.6cm">
          <draw:text-box>
            <text:p text:style-name="P18"><text:span text:style-name="T4">IM</text:span><text:span text:style-name="T4">AP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print_20_Plans">
        <draw:frame presentation:style-name="pr7" draw:text-style-name="P15" draw:layer="layout" svg:width="19.999cm" svg:height="3.879cm" svg:x="2.963cm" svg:y="0.778cm" presentation:class="title" presentation:user-transformed="true">
          <draw:text-box>
            <text:p>E-MAIL PROTOCOLS</text:p>
          </draw:text-box>
        </draw:frame>
        <draw:frame draw:style-name="gr16" draw:text-style-name="P20" draw:layer="layout" svg:width="25.199cm" svg:height="11.38cm" svg:x="1.702cm" svg:y="7.1cm">
          <draw:text-box>
            <text:list text:style-name="L1">
              <text:list-item>
                <text:p text:style-name="P16"><text:span text:style-name="T2">Pos</text:span><text:span text:style-name="T2">t </text:span><text:span text:style-name="T2">Offi</text:span><text:span text:style-name="T2">ce </text:span><text:span text:style-name="T2">Pro</text:span><text:span text:style-name="T2">toc</text:span><text:span text:style-name="T2">ol</text:span></text:p>
              </text:list-item>
              <text:list-item>
                <text:p text:style-name="P16"><text:span text:style-name="T2">If </text:span><text:span text:style-name="T2">Em</text:span><text:span text:style-name="T2">ails </text:span><text:span text:style-name="T2">are </text:span><text:span text:style-name="T2">do</text:span><text:span text:style-name="T2">wnl</text:span><text:span text:style-name="T2">aod</text:span><text:span text:style-name="T2">ed </text:span><text:span text:style-name="T2">fro</text:span><text:span text:style-name="T2">m </text:span><text:span text:style-name="T2">the </text:span><text:span text:style-name="T2">ser</text:span><text:span text:style-name="T2">ver </text:span><text:span text:style-name="T2">to </text:span><text:span text:style-name="T2">clie</text:span><text:span text:style-name="T2">nt </text:span><text:span text:style-name="T2">dev</text:span><text:span text:style-name="T2">ice </text:span><text:span text:style-name="T2">the</text:span><text:span text:style-name="T2">n </text:span><text:span text:style-name="T2">ther</text:span><text:span text:style-name="T2">e </text:span><text:span text:style-name="T2">will </text:span><text:span text:style-name="T2">be </text:span><text:span text:style-name="T2">no </text:span><text:span text:style-name="T2">em</text:span><text:span text:style-name="T2">ails </text:span><text:span text:style-name="T2">pre</text:span><text:span text:style-name="T2">sen</text:span><text:span text:style-name="T2">t at </text:span><text:span text:style-name="T2">ser</text:span><text:span text:style-name="T2">ver</text:span></text:p>
              </text:list-item>
              <text:list-item>
                <text:p text:style-name="P16"><text:span text:style-name="T2">Em</text:span><text:span text:style-name="T2">ails </text:span><text:span text:style-name="T2">can </text:span><text:span text:style-name="T2">eith</text:span><text:span text:style-name="T2">er </text:span><text:span text:style-name="T2">rem</text:span><text:span text:style-name="T2">ain </text:span><text:span text:style-name="T2">on </text:span><text:span text:style-name="T2">ser</text:span><text:span text:style-name="T2">ver </text:span><text:span text:style-name="T2">or </text:span><text:span text:style-name="T2">nee</text:span><text:span text:style-name="T2">ded </text:span><text:span text:style-name="T2">to </text:span><text:span text:style-name="T2">be </text:span><text:span text:style-name="T2">do</text:span><text:span text:style-name="T2">wnl</text:span><text:span text:style-name="T2">aod</text:span><text:span text:style-name="T2">ed </text:span></text:p>
              </text:list-item>
              <text:list-item>
                <text:p text:style-name="P16"><text:span text:style-name="T2">Clie</text:span><text:span text:style-name="T2">nt </text:span><text:span text:style-name="T2">can</text:span><text:span text:style-name="T2">t </text:span><text:span text:style-name="T2">do</text:span><text:span text:style-name="T2">wnl</text:span><text:span text:style-name="T2">aod </text:span><text:span text:style-name="T2">sa</text:span><text:span text:style-name="T2">me </text:span><text:span text:style-name="T2">mai</text:span><text:span text:style-name="T2">ls </text:span><text:span text:style-name="T2">fro</text:span><text:span text:style-name="T2">m </text:span><text:span text:style-name="T2">any</text:span><text:span text:style-name="T2">wh</text:span><text:span text:style-name="T2">ere </text:span><text:span text:style-name="T2">on </text:span><text:span text:style-name="T2">any </text:span><text:span text:style-name="T2">dev</text:span><text:span text:style-name="T2">ice.</text:span></text:p>
              </text:list-item>
              <text:list-item>
                <text:p text:style-name="P16"><text:span text:style-name="T2">PO</text:span><text:span text:style-name="T2">P3</text:span><text:span text:style-name="T2">S </text:span></text:p>
              </text:list-item>
              <text:list-item>
                <text:p text:style-name="P16"><text:span text:style-name="T2">PO</text:span><text:span text:style-name="T2">RT-</text:span><text:span text:style-name="T2">110</text:span><text:span text:style-name="T2">,99</text:span><text:span text:style-name="T2">5</text:span></text:p>
              </text:list-item>
            </text:list>
          </draw:text-box>
        </draw:frame>
        <draw:frame draw:style-name="gr14" draw:text-style-name="P19" draw:layer="layout" svg:width="9.6cm" svg:height="1.572cm" svg:x="2.4cm" svg:y="5.6cm">
          <draw:text-box>
            <text:p text:style-name="P18"><text:span text:style-name="T4">PO</text:span><text:span text:style-name="T4">P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print_20_Plans">
        <draw:frame presentation:style-name="pr7" draw:text-style-name="P15" draw:layer="layout" svg:width="19.999cm" svg:height="3.879cm" svg:x="2.963cm" svg:y="0.778cm" presentation:class="title" presentation:user-transformed="true">
          <draw:text-box>
            <text:p>DNS Records Important for Emails</text:p>
          </draw:text-box>
        </draw:frame>
        <draw:frame draw:style-name="gr17" draw:text-style-name="P20" draw:layer="layout" svg:width="25.199cm" svg:height="4.6cm" svg:x="1.6cm" svg:y="7cm">
          <draw:text-box>
            <text:list text:style-name="L1">
              <text:list-item>
                <text:p text:style-name="P16"><text:span text:style-name="T2">MX </text:span><text:span text:style-name="T2">rec</text:span><text:span text:style-name="T2">ord </text:span><text:span text:style-name="T2">is a </text:span><text:span text:style-name="T2">typ</text:span><text:span text:style-name="T2">e of </text:span><text:span text:style-name="T2">cert</text:span><text:span text:style-name="T2">ifie</text:span><text:span text:style-name="T2">d </text:span><text:span text:style-name="T2">and </text:span><text:span text:style-name="T2">veri</text:span><text:span text:style-name="T2">fied </text:span><text:span text:style-name="T2">res</text:span><text:span text:style-name="T2">our</text:span><text:span text:style-name="T2">ce </text:span><text:span text:style-name="T2">rec</text:span><text:span text:style-name="T2">ord </text:span><text:span text:style-name="T2">in </text:span><text:span text:style-name="T2">the </text:span><text:span text:style-name="T2">Do</text:span><text:span text:style-name="T2">mai</text:span><text:span text:style-name="T2">n </text:span><text:span text:style-name="T2">Na</text:span><text:span text:style-name="T2">me </text:span><text:span text:style-name="T2">Sys</text:span><text:span text:style-name="T2">tem </text:span><text:span text:style-name="T2">that </text:span><text:span text:style-name="T2">spe</text:span><text:span text:style-name="T2">cifi</text:span><text:span text:style-name="T2">es </text:span><text:span text:style-name="T2">a </text:span><text:span text:style-name="T2">mai</text:span><text:span text:style-name="T2">l </text:span><text:span text:style-name="T2">ser</text:span><text:span text:style-name="T2">ver </text:span><text:span text:style-name="T2">res</text:span><text:span text:style-name="T2">pon</text:span><text:span text:style-name="T2">sibl</text:span><text:span text:style-name="T2">e </text:span><text:span text:style-name="T2">for </text:span><text:span text:style-name="T2">acc</text:span><text:span text:style-name="T2">epti</text:span><text:span text:style-name="T2">ng </text:span><text:span text:style-name="T2">em</text:span><text:span text:style-name="T2">ail </text:span><text:span text:style-name="T2">me</text:span><text:span text:style-name="T2">ssa</text:span><text:span text:style-name="T2">ges </text:span><text:span text:style-name="T2">on </text:span><text:span text:style-name="T2">beh</text:span><text:span text:style-name="T2">alf </text:span><text:span text:style-name="T2">of a </text:span><text:span text:style-name="T2">reci</text:span><text:span text:style-name="T2">pie</text:span><text:span text:style-name="T2">nt's </text:span><text:span text:style-name="T2">do</text:span><text:span text:style-name="T2">mai</text:span><text:span text:style-name="T2">n, </text:span><text:span text:style-name="T2">and </text:span><text:span text:style-name="T2">a </text:span><text:span text:style-name="T2">pref</text:span><text:span text:style-name="T2">ere</text:span><text:span text:style-name="T2">nce </text:span><text:span text:style-name="T2">val</text:span><text:span text:style-name="T2">ue </text:span><text:span text:style-name="T2">use</text:span><text:span text:style-name="T2">d to </text:span><text:span text:style-name="T2">prio</text:span><text:span text:style-name="T2">ritiz</text:span><text:span text:style-name="T2">e </text:span><text:span text:style-name="T2">mai</text:span><text:span text:style-name="T2">l </text:span><text:span text:style-name="T2">deli</text:span><text:span text:style-name="T2">ver</text:span><text:span text:style-name="T2">y if </text:span><text:span text:style-name="T2">mul</text:span><text:span text:style-name="T2">tipl</text:span><text:span text:style-name="T2">e </text:span><text:span text:style-name="T2">mai</text:span><text:span text:style-name="T2">l </text:span><text:span text:style-name="T2">ser</text:span><text:span text:style-name="T2">ver</text:span><text:span text:style-name="T2">s </text:span><text:span text:style-name="T2">are </text:span><text:span text:style-name="T2">ava</text:span><text:span text:style-name="T2">ilab</text:span><text:span text:style-name="T2">le.</text:span></text:p>
              </text:list-item>
            </text:list>
          </draw:text-box>
        </draw:frame>
        <draw:frame draw:style-name="gr14" draw:text-style-name="P19" draw:layer="layout" svg:width="9.6cm" svg:height="1.572cm" svg:x="2.4cm" svg:y="5.6cm">
          <draw:text-box>
            <text:p text:style-name="P18"><text:span text:style-name="T4">MX</text:span><text:span text:style-name="T4">-</text:span><text:span text:style-name="T4">Re</text:span><text:span text:style-name="T4">co</text:span><text:span text:style-name="T4">rd</text:span><text:span text:style-name="T4">s</text:span></text:p>
          </draw:text-box>
        </draw:frame>
        <draw:frame draw:style-name="gr18" draw:text-style-name="P20" draw:layer="layout" svg:width="25.199cm" svg:height="4.6cm" svg:x="1.6cm" svg:y="13.8cm">
          <draw:text-box>
            <text:list text:style-name="L1">
              <text:list-item>
                <text:p text:style-name="P16"><text:span text:style-name="T2">A </text:span><text:span text:style-name="T2">Re</text:span><text:span text:style-name="T2">cor</text:span><text:span text:style-name="T2">ds </text:span><text:span text:style-name="T2">are </text:span><text:span text:style-name="T2">the </text:span><text:span text:style-name="T2">mo</text:span><text:span text:style-name="T2">st </text:span><text:span text:style-name="T2">bas</text:span><text:span text:style-name="T2">ic </text:span><text:span text:style-name="T2">typ</text:span><text:span text:style-name="T2">e of </text:span><text:span text:style-name="T2">DN</text:span><text:span text:style-name="T2">S </text:span><text:span text:style-name="T2">rec</text:span><text:span text:style-name="T2">ord </text:span><text:span text:style-name="T2">and </text:span><text:span text:style-name="T2">are </text:span><text:span text:style-name="T2">use</text:span><text:span text:style-name="T2">d to </text:span><text:span text:style-name="T2">poi</text:span><text:span text:style-name="T2">nt a </text:span><text:span text:style-name="T2">do</text:span><text:span text:style-name="T2">mai</text:span><text:span text:style-name="T2">n or </text:span><text:span text:style-name="T2">sub</text:span><text:span text:style-name="T2">do</text:span><text:span text:style-name="T2">mai</text:span><text:span text:style-name="T2">n to </text:span><text:span text:style-name="T2">an </text:span><text:span text:style-name="T2">IP </text:span><text:span text:style-name="T2">add</text:span><text:span text:style-name="T2">res</text:span><text:span text:style-name="T2">s. </text:span><text:span text:style-name="T2">Ass</text:span><text:span text:style-name="T2">igni</text:span><text:span text:style-name="T2">ng </text:span><text:span text:style-name="T2">a </text:span><text:span text:style-name="T2">val</text:span><text:span text:style-name="T2">ue </text:span><text:span text:style-name="T2">to </text:span><text:span text:style-name="T2">an </text:span><text:span text:style-name="T2">A </text:span><text:span text:style-name="T2">rec</text:span><text:span text:style-name="T2">ord </text:span><text:span text:style-name="T2">is </text:span><text:span text:style-name="T2">as </text:span><text:span text:style-name="T2">sim</text:span><text:span text:style-name="T2">ple </text:span><text:span text:style-name="T2">as </text:span><text:span text:style-name="T2">pro</text:span><text:span text:style-name="T2">vidi</text:span><text:span text:style-name="T2">ng </text:span><text:span text:style-name="T2">you</text:span><text:span text:style-name="T2">r </text:span><text:span text:style-name="T2">DN</text:span><text:span text:style-name="T2">S </text:span><text:span text:style-name="T2">ma</text:span><text:span text:style-name="T2">nag</text:span><text:span text:style-name="T2">em</text:span><text:span text:style-name="T2">ent </text:span><text:span text:style-name="T2">pan</text:span><text:span text:style-name="T2">el </text:span><text:span text:style-name="T2">wit</text:span><text:span text:style-name="T2">h </text:span><text:span text:style-name="T2">an </text:span><text:span text:style-name="T2">IP </text:span><text:span text:style-name="T2">add</text:span><text:span text:style-name="T2">res</text:span><text:span text:style-name="T2">s to </text:span><text:span text:style-name="T2">wh</text:span><text:span text:style-name="T2">ere </text:span><text:span text:style-name="T2">the </text:span><text:span text:style-name="T2">do</text:span><text:span text:style-name="T2">mai</text:span><text:span text:style-name="T2">n or </text:span><text:span text:style-name="T2">sub</text:span><text:span text:style-name="T2">do</text:span><text:span text:style-name="T2">mai</text:span><text:span text:style-name="T2">n </text:span><text:span text:style-name="T2">sho</text:span><text:span text:style-name="T2">uld </text:span><text:span text:style-name="T2">poi</text:span><text:span text:style-name="T2">nt </text:span><text:span text:style-name="T2">and </text:span><text:span text:style-name="T2">a </text:span><text:span text:style-name="T2">TT</text:span><text:span text:style-name="T2">L.</text:span></text:p>
              </text:list-item>
            </text:list>
          </draw:text-box>
        </draw:frame>
        <draw:frame draw:style-name="gr14" draw:text-style-name="P19" draw:layer="layout" svg:width="9.6cm" svg:height="1.572cm" svg:x="2.4cm" svg:y="12.4cm">
          <draw:text-box>
            <text:p text:style-name="P18"><text:span text:style-name="T4">A-</text:span><text:span text:style-name="T4">Re</text:span><text:span text:style-name="T4">co</text:span><text:span text:style-name="T4">rd</text:span><text:span text:style-name="T4">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print_20_Plans">
        <draw:frame presentation:style-name="pr7" draw:text-style-name="P15" draw:layer="layout" svg:width="19.999cm" svg:height="3.879cm" svg:x="2.963cm" svg:y="0.778cm" presentation:class="title" presentation:user-transformed="true">
          <draw:text-box>
            <text:p>DNS Records Important for Emails</text:p>
          </draw:text-box>
        </draw:frame>
        <draw:frame draw:style-name="gr19" draw:text-style-name="P20" draw:layer="layout" svg:width="25.199cm" svg:height="4.6cm" svg:x="1.6cm" svg:y="7cm">
          <draw:text-box>
            <text:list text:style-name="L1">
              <text:list-item>
                <text:p text:style-name="P16"><text:span text:style-name="T2">PT</text:span><text:span text:style-name="T2">R </text:span><text:span text:style-name="T2">rec</text:span><text:span text:style-name="T2">ord</text:span><text:span text:style-name="T2">s </text:span><text:span text:style-name="T2">are </text:span><text:span text:style-name="T2">use</text:span><text:span text:style-name="T2">d </text:span><text:span text:style-name="T2">for </text:span><text:span text:style-name="T2">the </text:span><text:span text:style-name="T2">Re</text:span><text:span text:style-name="T2">ver</text:span><text:span text:style-name="T2">se </text:span><text:span text:style-name="T2">DN</text:span><text:span text:style-name="T2">S </text:span><text:span text:style-name="T2">(Do</text:span><text:span text:style-name="T2">mai</text:span><text:span text:style-name="T2">n </text:span><text:span text:style-name="T2">Na</text:span><text:span text:style-name="T2">me </text:span><text:span text:style-name="T2">Sys</text:span><text:span text:style-name="T2">tem</text:span><text:span text:style-name="T2">) </text:span><text:span text:style-name="T2">loo</text:span><text:span text:style-name="T2">kup</text:span><text:span text:style-name="T2">. </text:span><text:span text:style-name="T2">Usi</text:span><text:span text:style-name="T2">ng </text:span><text:span text:style-name="T2">the </text:span><text:span text:style-name="T2">IP </text:span><text:span text:style-name="T2">add</text:span><text:span text:style-name="T2">res</text:span><text:span text:style-name="T2">s </text:span><text:span text:style-name="T2">you </text:span><text:span text:style-name="T2">can </text:span><text:span text:style-name="T2">get </text:span><text:span text:style-name="T2">the </text:span><text:span text:style-name="T2">ass</text:span><text:span text:style-name="T2">oci</text:span><text:span text:style-name="T2">ate</text:span><text:span text:style-name="T2">d </text:span><text:span text:style-name="T2">do</text:span><text:span text:style-name="T2">mai</text:span><text:span text:style-name="T2">n/h</text:span><text:span text:style-name="T2">ost</text:span><text:span text:style-name="T2">na</text:span><text:span text:style-name="T2">me. </text:span><text:span text:style-name="T2">An </text:span><text:span text:style-name="T2">A </text:span><text:span text:style-name="T2">rec</text:span><text:span text:style-name="T2">ord </text:span><text:span text:style-name="T2">sho</text:span><text:span text:style-name="T2">uld </text:span><text:span text:style-name="T2">exi</text:span><text:span text:style-name="T2">st </text:span><text:span text:style-name="T2">for </text:span><text:span text:style-name="T2">eve</text:span><text:span text:style-name="T2">ry </text:span><text:span text:style-name="T2">PT</text:span><text:span text:style-name="T2">R </text:span><text:span text:style-name="T2">rec</text:span><text:span text:style-name="T2">ord. </text:span><text:span text:style-name="T2">The </text:span><text:span text:style-name="T2">usa</text:span><text:span text:style-name="T2">ge </text:span><text:span text:style-name="T2">of a </text:span><text:span text:style-name="T2">rev</text:span><text:span text:style-name="T2">ers</text:span><text:span text:style-name="T2">e </text:span><text:span text:style-name="T2">DN</text:span><text:span text:style-name="T2">S </text:span><text:span text:style-name="T2">set</text:span><text:span text:style-name="T2">up </text:span><text:span text:style-name="T2">for </text:span><text:span text:style-name="T2">a </text:span><text:span text:style-name="T2">mai</text:span><text:span text:style-name="T2">l </text:span><text:span text:style-name="T2">ser</text:span><text:span text:style-name="T2">ver </text:span><text:span text:style-name="T2">is a </text:span><text:span text:style-name="T2">goo</text:span><text:span text:style-name="T2">d </text:span><text:span text:style-name="T2">sol</text:span><text:span text:style-name="T2">utio</text:span><text:span text:style-name="T2">n.</text:span></text:p>
              </text:list-item>
            </text:list>
          </draw:text-box>
        </draw:frame>
        <draw:frame draw:style-name="gr14" draw:text-style-name="P19" draw:layer="layout" svg:width="9.6cm" svg:height="1.572cm" svg:x="2.4cm" svg:y="5.6cm">
          <draw:text-box>
            <text:p text:style-name="P18"><text:span text:style-name="T4">PT</text:span><text:span text:style-name="T4">R-</text:span><text:span text:style-name="T4">Re</text:span><text:span text:style-name="T4">co</text:span><text:span text:style-name="T4">rd</text:span><text:span text:style-name="T4">s</text:span></text:p>
          </draw:text-box>
        </draw:frame>
        <draw:frame draw:style-name="gr20" draw:text-style-name="P20" draw:layer="layout" svg:width="25.199cm" svg:height="4.6cm" svg:x="1.6cm" svg:y="13.8cm">
          <draw:text-box>
            <text:list text:style-name="L1">
              <text:list-item>
                <text:p text:style-name="P16"><text:span text:style-name="T2">IT </text:span><text:span text:style-name="T2">is </text:span><text:span text:style-name="T2">use</text:span><text:span text:style-name="T2">d to </text:span><text:span text:style-name="T2">sho</text:span><text:span text:style-name="T2">w </text:span><text:span text:style-name="T2">nor</text:span><text:span text:style-name="T2">rma</text:span><text:span text:style-name="T2">l </text:span><text:span text:style-name="T2">des</text:span><text:span text:style-name="T2">crip</text:span><text:span text:style-name="T2">tion </text:span><text:span text:style-name="T2">of a </text:span><text:span text:style-name="T2">site</text:span><text:span text:style-name="T2">. It </text:span><text:span text:style-name="T2">con</text:span><text:span text:style-name="T2">tain</text:span><text:span text:style-name="T2">s </text:span><text:span text:style-name="T2">SP</text:span><text:span text:style-name="T2">F </text:span><text:span text:style-name="T2">and </text:span><text:span text:style-name="T2">DKI</text:span><text:span text:style-name="T2">M </text:span><text:span text:style-name="T2">and </text:span><text:span text:style-name="T2">DM</text:span><text:span text:style-name="T2">AR</text:span><text:span text:style-name="T2">c </text:span><text:span text:style-name="T2">rec</text:span><text:span text:style-name="T2">ord</text:span><text:span text:style-name="T2">s in </text:span><text:span text:style-name="T2">it.</text:span></text:p>
                <text:p text:style-name="P16"><text:span text:style-name="T2"/></text:p>
              </text:list-item>
            </text:list>
          </draw:text-box>
        </draw:frame>
        <draw:frame draw:style-name="gr14" draw:text-style-name="P19" draw:layer="layout" svg:width="9.6cm" svg:height="1.572cm" svg:x="2.4cm" svg:y="12.4cm">
          <draw:text-box>
            <text:p text:style-name="P18"><text:span text:style-name="T4">TX</text:span><text:span text:style-name="T4">T-</text:span><text:span text:style-name="T4">Re</text:span><text:span text:style-name="T4">co</text:span><text:span text:style-name="T4">rd</text:span><text:span text:style-name="T4">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print_20_Plans">
        <draw:frame presentation:style-name="pr7" draw:text-style-name="P15" draw:layer="layout" svg:width="19.999cm" svg:height="3.879cm" svg:x="2.963cm" svg:y="0.778cm" presentation:class="title" presentation:user-transformed="true">
          <draw:text-box>
            <text:p>DNS Records Important for Emails</text:p>
          </draw:text-box>
        </draw:frame>
        <draw:frame draw:style-name="gr14" draw:text-style-name="P19" draw:layer="layout" svg:width="9.6cm" svg:height="1.572cm" svg:x="2.4cm" svg:y="5.6cm">
          <draw:text-box>
            <text:p text:style-name="P18"><text:span text:style-name="T4">SP</text:span><text:span text:style-name="T4">F</text:span></text:p>
          </draw:text-box>
        </draw:frame>
        <draw:frame draw:style-name="gr21" draw:text-style-name="P20" draw:layer="layout" svg:width="25.199cm" svg:height="6.6cm" svg:x="1.6cm" svg:y="13.8cm">
          <draw:text-box>
            <text:list text:style-name="L1">
              <text:list-item>
                <text:p text:style-name="P16"><text:span text:style-name="T2">Do</text:span><text:span text:style-name="T2">mai</text:span><text:span text:style-name="T2">n </text:span><text:span text:style-name="T2">Key</text:span><text:span text:style-name="T2">s </text:span><text:span text:style-name="T2">Ide</text:span><text:span text:style-name="T2">ntifi</text:span><text:span text:style-name="T2">ed </text:span><text:span text:style-name="T2">Mai</text:span><text:span text:style-name="T2">l</text:span></text:p>
              </text:list-item>
              <text:list-item>
                <text:p text:style-name="P7"><text:span text:style-name="T2">DKI</text:span><text:span text:style-name="T2">M </text:span><text:span text:style-name="T2">is a </text:span><text:span text:style-name="T2">prot</text:span><text:span text:style-name="T2">oco</text:span><text:span text:style-name="T2">l for </text:span><text:span text:style-name="T2">sig</text:span><text:span text:style-name="T2">nin</text:span><text:span text:style-name="T2">g </text:span><text:span text:style-name="T2">and </text:span><text:span text:style-name="T2">veri</text:span><text:span text:style-name="T2">fyin</text:span><text:span text:style-name="T2">g </text:span><text:span text:style-name="T2">the </text:span><text:span text:style-name="T2">aut</text:span><text:span text:style-name="T2">hen</text:span><text:span text:style-name="T2">ticit</text:span><text:span text:style-name="T2">y of </text:span><text:span text:style-name="T2">an </text:span><text:span text:style-name="T2">em</text:span><text:span text:style-name="T2">ail's </text:span><text:span text:style-name="T2">sen</text:span><text:span text:style-name="T2">der. </text:span><text:span text:style-name="T2">It </text:span><text:span text:style-name="T2">doe</text:span><text:span text:style-name="T2">s </text:span><text:span text:style-name="T2">not </text:span><text:span text:style-name="T2">pro</text:span><text:span text:style-name="T2">vid</text:span><text:span text:style-name="T2">e </text:span><text:span text:style-name="T2">any </text:span><text:span text:style-name="T2">enc</text:span><text:span text:style-name="T2">rypt</text:span><text:span text:style-name="T2">ion </text:span><text:span text:style-name="T2">for </text:span><text:span text:style-name="T2">e-</text:span><text:span text:style-name="T2">mai</text:span><text:span text:style-name="T2">ls </text:span><text:span text:style-name="T2">the</text:span><text:span text:style-name="T2">ms</text:span><text:span text:style-name="T2">elv</text:span><text:span text:style-name="T2">es, </text:span><text:span text:style-name="T2">nor </text:span><text:span text:style-name="T2">doe</text:span><text:span text:style-name="T2">s it </text:span><text:span text:style-name="T2">pro</text:span><text:span text:style-name="T2">vid</text:span><text:span text:style-name="T2">e </text:span><text:span text:style-name="T2">any </text:span><text:span text:style-name="T2">act</text:span><text:span text:style-name="T2">ual </text:span><text:span text:style-name="T2">con</text:span><text:span text:style-name="T2">trol </text:span><text:span text:style-name="T2">ove</text:span><text:span text:style-name="T2">r </text:span><text:span text:style-name="T2">wh</text:span><text:span text:style-name="T2">eth</text:span><text:span text:style-name="T2">er </text:span><text:span text:style-name="T2">mai</text:span><text:span text:style-name="T2">l is </text:span><text:span text:style-name="T2">rec</text:span><text:span text:style-name="T2">eiv</text:span><text:span text:style-name="T2">ed </text:span><text:span text:style-name="T2">or </text:span><text:span text:style-name="T2">not, </text:span><text:span text:style-name="T2">unli</text:span><text:span text:style-name="T2">ke </text:span><text:span text:style-name="T2">SP</text:span><text:span text:style-name="T2">F. </text:span><text:span text:style-name="T2">Mai</text:span><text:span text:style-name="T2">l is </text:span><text:span text:style-name="T2">alw</text:span><text:span text:style-name="T2">ays </text:span><text:span text:style-name="T2">rec</text:span><text:span text:style-name="T2">eiv</text:span><text:span text:style-name="T2">ed </text:span><text:span text:style-name="T2">and </text:span><text:span text:style-name="T2">acc</text:span><text:span text:style-name="T2">ept</text:span><text:span text:style-name="T2">ed, </text:span><text:span text:style-name="T2">reg</text:span><text:span text:style-name="T2">ardl</text:span><text:span text:style-name="T2">ess </text:span><text:span text:style-name="T2">of </text:span><text:span text:style-name="T2">wh</text:span><text:span text:style-name="T2">eth</text:span><text:span text:style-name="T2">er it </text:span><text:span text:style-name="T2">is </text:span><text:span text:style-name="T2">corr</text:span><text:span text:style-name="T2">ectl</text:span><text:span text:style-name="T2">y </text:span><text:span text:style-name="T2">sig</text:span><text:span text:style-name="T2">ned</text:span><text:span text:style-name="T2">. </text:span><text:span text:style-name="T2">The </text:span><text:span text:style-name="T2">mai</text:span><text:span text:style-name="T2">n </text:span><text:span text:style-name="T2">val</text:span><text:span text:style-name="T2">ue </text:span><text:span text:style-name="T2">of it </text:span><text:span text:style-name="T2">is </text:span><text:span text:style-name="T2">for </text:span><text:span text:style-name="T2">sen</text:span><text:span text:style-name="T2">der</text:span><text:span text:style-name="T2">s </text:span><text:span text:style-name="T2">wit</text:span><text:span text:style-name="T2">h </text:span><text:span text:style-name="T2">larg</text:span><text:span text:style-name="T2">e </text:span><text:span text:style-name="T2">mai</text:span><text:span text:style-name="T2">ling </text:span><text:span text:style-name="T2">lists </text:span><text:span text:style-name="T2">wh</text:span><text:span text:style-name="T2">o </text:span><text:span text:style-name="T2">wis</text:span><text:span text:style-name="T2">h to </text:span><text:span text:style-name="T2">avo</text:span><text:span text:style-name="T2">id </text:span><text:span text:style-name="T2">bei</text:span><text:span text:style-name="T2">ng </text:span><text:span text:style-name="T2">thro</text:span><text:span text:style-name="T2">ttle</text:span><text:span text:style-name="T2">d </text:span><text:span text:style-name="T2">by </text:span><text:span text:style-name="T2">larg</text:span><text:span text:style-name="T2">e </text:span><text:span text:style-name="T2">sys</text:span><text:span text:style-name="T2">tem</text:span><text:span text:style-name="T2">s </text:span><text:span text:style-name="T2">suc</text:span><text:span text:style-name="T2">h </text:span><text:span text:style-name="T2">as </text:span><text:span text:style-name="T2">Yah</text:span><text:span text:style-name="T2">oo, </text:span><text:span text:style-name="T2">Hot</text:span><text:span text:style-name="T2">mai</text:span><text:span text:style-name="T2">l or </text:span><text:span text:style-name="T2">Go</text:span><text:span text:style-name="T2">ogl</text:span><text:span text:style-name="T2">e, </text:span><text:span text:style-name="T2">all </text:span><text:span text:style-name="T2">of </text:span><text:span text:style-name="T2">wh</text:span><text:span text:style-name="T2">om </text:span><text:span text:style-name="T2">sup</text:span><text:span text:style-name="T2">port </text:span><text:span text:style-name="T2">DKI</text:span><text:span text:style-name="T2">M.</text:span></text:p>
              </text:list-item>
              <text:list-item>
                <text:p text:style-name="P7"><text:span text:style-name="T2">DKI</text:span><text:span text:style-name="T2">M </text:span><text:span text:style-name="T2">req</text:span><text:span text:style-name="T2">uire</text:span><text:span text:style-name="T2">s </text:span><text:span text:style-name="T2">that </text:span><text:span text:style-name="T2">sen</text:span><text:span text:style-name="T2">din</text:span><text:span text:style-name="T2">g </text:span><text:span text:style-name="T2">mai</text:span><text:span text:style-name="T2">l </text:span><text:span text:style-name="T2">ser</text:span><text:span text:style-name="T2">ver</text:span><text:span text:style-name="T2">s </text:span><text:span text:style-name="T2">be </text:span><text:span text:style-name="T2">set </text:span><text:span text:style-name="T2">up </text:span><text:span text:style-name="T2">wit</text:span><text:span text:style-name="T2">h a </text:span><text:span text:style-name="T2">pub</text:span><text:span text:style-name="T2">lic/</text:span><text:span text:style-name="T2">priv</text:span><text:span text:style-name="T2">ate </text:span><text:span text:style-name="T2">key</text:span><text:span text:style-name="T2">pair </text:span><text:span text:style-name="T2">for </text:span><text:span text:style-name="T2">sig</text:span><text:span text:style-name="T2">nin</text:span><text:span text:style-name="T2">g </text:span><text:span text:style-name="T2">out</text:span><text:span text:style-name="T2">goi</text:span><text:span text:style-name="T2">ng </text:span><text:span text:style-name="T2">me</text:span><text:span text:style-name="T2">ssa</text:span><text:span text:style-name="T2">ges</text:span><text:span text:style-name="T2">, </text:span><text:span text:style-name="T2">and </text:span><text:span text:style-name="T2">a </text:span><text:span text:style-name="T2">TX</text:span><text:span text:style-name="T2">T </text:span><text:span text:style-name="T2">rec</text:span><text:span text:style-name="T2">ord </text:span><text:span text:style-name="T2">in </text:span><text:span text:style-name="T2">the </text:span><text:span text:style-name="T2">DN</text:span><text:span text:style-name="T2">S </text:span><text:span text:style-name="T2">zon</text:span><text:span text:style-name="T2">e </text:span><text:span text:style-name="T2">file </text:span><text:span text:style-name="T2">that </text:span><text:span text:style-name="T2">dis</text:span><text:span text:style-name="T2">pla</text:span><text:span text:style-name="T2">ys </text:span><text:span text:style-name="T2">the </text:span><text:span text:style-name="T2">pub</text:span><text:span text:style-name="T2">lic </text:span><text:span text:style-name="T2">key </text:span><text:span text:style-name="T2">for </text:span><text:span text:style-name="T2">aut</text:span><text:span text:style-name="T2">hen</text:span><text:span text:style-name="T2">tica</text:span><text:span text:style-name="T2">ting </text:span><text:span text:style-name="T2">sig</text:span><text:span text:style-name="T2">ned </text:span><text:span text:style-name="T2">me</text:span><text:span text:style-name="T2">ssa</text:span><text:span text:style-name="T2">ges</text:span><text:span text:style-name="T2">. <text:s/></text:span></text:p>
                <text:p text:style-name="P16"><text:span text:style-name="T2"/></text:p>
              </text:list-item>
            </text:list>
          </draw:text-box>
        </draw:frame>
        <draw:frame draw:style-name="gr14" draw:text-style-name="P19" draw:layer="layout" svg:width="9.6cm" svg:height="1.572cm" svg:x="2.4cm" svg:y="12.4cm">
          <draw:text-box>
            <text:p text:style-name="P18"><text:span text:style-name="T4">DK</text:span><text:span text:style-name="T4">IM</text:span></text:p>
          </draw:text-box>
        </draw:frame>
        <draw:frame draw:style-name="gr22" draw:text-style-name="P20" draw:layer="layout" svg:width="25.199cm" svg:height="4.6cm" svg:x="1.6cm" svg:y="7.2cm">
          <draw:text-box>
            <text:list text:style-name="L1">
              <text:list-item>
                <text:p text:style-name="P16"><text:span text:style-name="T2">Se</text:span><text:span text:style-name="T2">nde</text:span><text:span text:style-name="T2">r </text:span><text:span text:style-name="T2">Poli</text:span><text:span text:style-name="T2">cy </text:span><text:span text:style-name="T2">Fra</text:span><text:span text:style-name="T2">me</text:span><text:span text:style-name="T2">wor</text:span><text:span text:style-name="T2">k</text:span></text:p>
              </text:list-item>
              <text:list-item>
                <text:p text:style-name="P16"><text:span text:style-name="T2">It is </text:span><text:span text:style-name="T2">pub</text:span><text:span text:style-name="T2">lish</text:span><text:span text:style-name="T2">ed </text:span><text:span text:style-name="T2">as </text:span><text:span text:style-name="T2">TX</text:span><text:span text:style-name="T2">T </text:span><text:span text:style-name="T2">rec</text:span><text:span text:style-name="T2">ord</text:span></text:p>
              </text:list-item>
              <text:list-item>
                <text:p text:style-name="P16"><text:span text:style-name="T2">SP</text:span><text:span text:style-name="T2">F </text:span><text:span text:style-name="T2">allo</text:span><text:span text:style-name="T2">ws </text:span><text:span text:style-name="T2">em</text:span><text:span text:style-name="T2">ail </text:span><text:span text:style-name="T2">sys</text:span><text:span text:style-name="T2">tem</text:span><text:span text:style-name="T2">s to </text:span><text:span text:style-name="T2">che</text:span><text:span text:style-name="T2">ck </text:span><text:span text:style-name="T2">on </text:span><text:span text:style-name="T2">the </text:span><text:span text:style-name="T2">sen</text:span><text:span text:style-name="T2">der </text:span><text:span text:style-name="T2">of a </text:span><text:span text:style-name="T2">me</text:span><text:span text:style-name="T2">ssa</text:span><text:span text:style-name="T2">ge </text:span><text:span text:style-name="T2">to </text:span><text:span text:style-name="T2">be </text:span><text:span text:style-name="T2">sur</text:span><text:span text:style-name="T2">e it </text:span><text:span text:style-name="T2">co</text:span><text:span text:style-name="T2">me</text:span><text:span text:style-name="T2">s </text:span><text:span text:style-name="T2">fro</text:span><text:span text:style-name="T2">m a </text:span><text:span text:style-name="T2">legi</text:span><text:span text:style-name="T2">tim</text:span><text:span text:style-name="T2">ate </text:span><text:span text:style-name="T2">sou</text:span><text:span text:style-name="T2">rce, </text:span><text:span text:style-name="T2">and </text:span><text:span text:style-name="T2">refu</text:span><text:span text:style-name="T2">se </text:span><text:span text:style-name="T2">em</text:span><text:span text:style-name="T2">ail </text:span><text:span text:style-name="T2">that </text:span><text:span text:style-name="T2">doe</text:span><text:span text:style-name="T2">s </text:span><text:span text:style-name="T2">not. </text:span><text:span text:style-name="T2">SP</text:span><text:span text:style-name="T2">F is </text:span><text:span text:style-name="T2">not </text:span><text:span text:style-name="T2">dire</text:span><text:span text:style-name="T2">ctly </text:span><text:span text:style-name="T2">abo</text:span><text:span text:style-name="T2">ut </text:span><text:span text:style-name="T2">sto</text:span><text:span text:style-name="T2">ppi</text:span><text:span text:style-name="T2">ng </text:span><text:span text:style-name="T2">spa</text:span><text:span text:style-name="T2">m/j</text:span><text:span text:style-name="T2">unk </text:span><text:span text:style-name="T2">em</text:span><text:span text:style-name="T2">ail.</text:span></text:p>
              </text:list-item>
              <text:list-item>
                <text:p text:style-name="P16"><text:span text:style-name="T2">Whi</text:span><text:span text:style-name="T2">le </text:span><text:span text:style-name="T2">not </text:span><text:span text:style-name="T2">all </text:span><text:span text:style-name="T2">spa</text:span><text:span text:style-name="T2">m </text:span><text:span text:style-name="T2">is </text:span><text:span text:style-name="T2">forg</text:span><text:span text:style-name="T2">ed, </text:span><text:span text:style-name="T2">virt</text:span><text:span text:style-name="T2">uall</text:span><text:span text:style-name="T2">y </text:span><text:span text:style-name="T2">all </text:span><text:span text:style-name="T2">forg</text:span><text:span text:style-name="T2">erie</text:span><text:span text:style-name="T2">s </text:span><text:span text:style-name="T2">are </text:span><text:span text:style-name="T2">spa</text:span><text:span text:style-name="T2">m </text:span></text:p>
                <text:p text:style-name="P16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print_20_Plans">
        <draw:frame presentation:style-name="pr7" draw:text-style-name="P15" draw:layer="layout" svg:width="19.999cm" svg:height="3.879cm" svg:x="2.963cm" svg:y="0.778cm" presentation:class="title" presentation:user-transformed="true">
          <draw:text-box>
            <text:p>DNS Records Important for Emails</text:p>
          </draw:text-box>
        </draw:frame>
        <draw:frame draw:style-name="gr14" draw:text-style-name="P19" draw:layer="layout" svg:width="9.6cm" svg:height="1.572cm" svg:x="2.4cm" svg:y="5.6cm">
          <draw:text-box>
            <text:p text:style-name="P18"><text:span text:style-name="T4">D</text:span><text:span text:style-name="T4">M</text:span><text:span text:style-name="T4">AR</text:span><text:span text:style-name="T4">C</text:span></text:p>
          </draw:text-box>
        </draw:frame>
        <draw:frame draw:style-name="gr23" draw:text-style-name="P20" draw:layer="layout" svg:width="25.199cm" svg:height="4.6cm" svg:x="1.6cm" svg:y="7.2cm">
          <draw:text-box>
            <text:list text:style-name="L1">
              <text:list-item>
                <text:p text:style-name="P16"><text:span text:style-name="T2">Do</text:span><text:span text:style-name="T2">mai</text:span><text:span text:style-name="T2">n-</text:span><text:span text:style-name="T2">bas</text:span><text:span text:style-name="T2">ed </text:span><text:span text:style-name="T2">Me</text:span><text:span text:style-name="T2">ssa</text:span><text:span text:style-name="T2">ge </text:span><text:span text:style-name="T2">Aut</text:span><text:span text:style-name="T2">hen</text:span><text:span text:style-name="T2">tica</text:span><text:span text:style-name="T2">tion</text:span><text:span text:style-name="T2">, </text:span><text:span text:style-name="T2">Re</text:span><text:span text:style-name="T2">port</text:span><text:span text:style-name="T2">ing </text:span><text:span text:style-name="T2">&amp; </text:span><text:span text:style-name="T2">Co</text:span><text:span text:style-name="T2">nfor</text:span><text:span text:style-name="T2">ma</text:span><text:span text:style-name="T2">nce</text:span></text:p>
              </text:list-item>
              <text:list-item>
                <text:p text:style-name="P16"><text:span text:style-name="T2">DM</text:span><text:span text:style-name="T2">AR</text:span><text:span text:style-name="T2">C </text:span><text:span text:style-name="T2">req</text:span><text:span text:style-name="T2">uire</text:span><text:span text:style-name="T2">s </text:span><text:span text:style-name="T2">bot</text:span><text:span text:style-name="T2">h </text:span><text:span text:style-name="T2">SP</text:span><text:span text:style-name="T2">F </text:span><text:span text:style-name="T2">and </text:span><text:span text:style-name="T2">DKI</text:span><text:span text:style-name="T2">M </text:span><text:span text:style-name="T2">to </text:span><text:span text:style-name="T2">fail </text:span><text:span text:style-name="T2">in </text:span><text:span text:style-name="T2">ord</text:span><text:span text:style-name="T2">er </text:span><text:span text:style-name="T2">for </text:span><text:span text:style-name="T2">it to </text:span><text:span text:style-name="T2">act </text:span><text:span text:style-name="T2">on </text:span><text:span text:style-name="T2">a </text:span><text:span text:style-name="T2">me</text:span><text:span text:style-name="T2">ssa</text:span><text:span text:style-name="T2">ge.</text:span></text:p>
              </text:list-item>
              <text:list-item>
                <text:p text:style-name="P16"><text:span text:style-name="T2">No</text:span><text:span text:style-name="T2">ne </text:span><text:span text:style-name="T2">Mai</text:span><text:span text:style-name="T2">l is </text:span><text:span text:style-name="T2">sen</text:span><text:span text:style-name="T2">t to </text:span><text:span text:style-name="T2">rcpt </text:span><text:span text:style-name="T2">mai</text:span><text:span text:style-name="T2">lbo</text:span><text:span text:style-name="T2">x</text:span></text:p>
              </text:list-item>
              <text:list-item>
                <text:p text:style-name="P16"><text:span text:style-name="T2">Qu</text:span><text:span text:style-name="T2">ara</text:span><text:span text:style-name="T2">ntin</text:span><text:span text:style-name="T2">e m</text:span><text:span text:style-name="T2">ess</text:span><text:span text:style-name="T2">age</text:span><text:span text:style-name="T2">s </text:span><text:span text:style-name="T2">that </text:span><text:span text:style-name="T2">fail </text:span><text:span text:style-name="T2">DM</text:span><text:span text:style-name="T2">AR</text:span><text:span text:style-name="T2">C </text:span><text:span text:style-name="T2">(mo</text:span><text:span text:style-name="T2">ve </text:span><text:span text:style-name="T2">to </text:span><text:span text:style-name="T2">the </text:span><text:span text:style-name="T2">spa</text:span><text:span text:style-name="T2">m </text:span><text:span text:style-name="T2">fold</text:span><text:span text:style-name="T2">er)</text:span></text:p>
              </text:list-item>
            </text:list>
            <text:p text:style-name="P7"><text:span text:style-name="T2">Reje</text:span><text:span text:style-name="T2">ct me</text:span><text:span text:style-name="T2">ssag</text:span><text:span text:style-name="T2">es </text:span><text:span text:style-name="T2">that </text:span><text:span text:style-name="T2">fail </text:span><text:span text:style-name="T2">DMA</text:span><text:span text:style-name="T2">RC </text:span><text:span text:style-name="T2">(don’</text:span><text:span text:style-name="T2">t </text:span><text:span text:style-name="T2">deliv</text:span><text:span text:style-name="T2">er </text:span><text:span text:style-name="T2">the </text:span><text:span text:style-name="T2">mail </text:span><text:span text:style-name="T2">at all) </text:span></text:p>
            <text:list text:continue-numbering="true" text:style-name="L1">
              <text:list-header>
                <text:p text:style-name="P16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Blueprint_20_Plans">
        <draw:frame presentation:style-name="pr7" draw:text-style-name="P15" draw:layer="layout" svg:width="19.999cm" svg:height="3.879cm" svg:x="2.963cm" svg:y="0.778cm" presentation:class="title" presentation:user-transformed="true">
          <draw:text-box>
            <text:p>POSTFIX</text:p>
          </draw:text-box>
        </draw:frame>
        <draw:frame draw:style-name="gr24" draw:text-style-name="P20" draw:layer="layout" svg:width="25.199cm" svg:height="16.741cm" svg:x="0.316cm" svg:y="3.859cm">
          <draw:text-box>
            <text:list text:style-name="L1">
              <text:list-item>
                <text:p text:style-name="P16"><text:span text:style-name="T2">Pos</text:span><text:span text:style-name="T2">tfix </text:span><text:span text:style-name="T2">is a </text:span><text:span text:style-name="T2">free </text:span><text:span text:style-name="T2">and </text:span><text:span text:style-name="T2">ope</text:span><text:span text:style-name="T2">n-</text:span><text:span text:style-name="T2">sou</text:span><text:span text:style-name="T2">rce </text:span><text:span text:style-name="T2">mai</text:span><text:span text:style-name="T2">l </text:span><text:span text:style-name="T2">tran</text:span><text:span text:style-name="T2">sfer </text:span><text:span text:style-name="T2">age</text:span><text:span text:style-name="T2">nt </text:span><text:span text:style-name="T2">(MT</text:span><text:span text:style-name="T2">A) </text:span><text:span text:style-name="T2">that </text:span><text:span text:style-name="T2">rout</text:span><text:span text:style-name="T2">es </text:span><text:span text:style-name="T2">and </text:span><text:span text:style-name="T2">deli</text:span><text:span text:style-name="T2">ver</text:span><text:span text:style-name="T2">s </text:span><text:span text:style-name="T2">ele</text:span><text:span text:style-name="T2">ctro</text:span><text:span text:style-name="T2">nic </text:span><text:span text:style-name="T2">mai</text:span><text:span text:style-name="T2">l</text:span></text:p>
              </text:list-item>
              <text:list-item>
                <text:p text:style-name="P16"><text:span text:style-name="T2">Pos</text:span><text:span text:style-name="T2">tfix </text:span><text:span text:style-name="T2">con</text:span><text:span text:style-name="T2">figu</text:span><text:span text:style-name="T2">rati</text:span><text:span text:style-name="T2">on </text:span><text:span text:style-name="T2">file</text:span><text:span text:style-name="T2">s </text:span><text:span text:style-name="T2">are </text:span><text:span text:style-name="T2">in /</text:span><text:span text:style-name="T2">etc/</text:span><text:span text:style-name="T2">pos</text:span><text:span text:style-name="T2">tfix</text:span></text:p>
              </text:list-item>
              <text:list-item>
                <text:p text:style-name="P16"><text:span text:style-name="T2">The </text:span><text:span text:style-name="T2">two </text:span><text:span text:style-name="T2">mo</text:span><text:span text:style-name="T2">st </text:span><text:span text:style-name="T2">imp</text:span><text:span text:style-name="T2">orta</text:span><text:span text:style-name="T2">nt </text:span><text:span text:style-name="T2">file</text:span><text:span text:style-name="T2">s </text:span><text:span text:style-name="T2">are </text:span><text:span text:style-name="T2">mai</text:span><text:span text:style-name="T2">n.cf </text:span><text:span text:style-name="T2">and </text:span><text:span text:style-name="T2">ma</text:span><text:span text:style-name="T2">ster</text:span><text:span text:style-name="T2">.cf</text:span></text:p>
              </text:list-item>
              <text:list-item>
                <text:p text:style-name="P16"><text:span text:style-name="T2">IM</text:span><text:span text:style-name="T2">PO</text:span><text:span text:style-name="T2">RT</text:span><text:span text:style-name="T2">AN</text:span><text:span text:style-name="T2">T </text:span><text:span text:style-name="T2">PA</text:span><text:span text:style-name="T2">RA</text:span><text:span text:style-name="T2">ME</text:span><text:span text:style-name="T2">TE</text:span><text:span text:style-name="T2">RS</text:span></text:p>
              </text:list-item>
              <text:list-item>
                <text:p text:style-name="P16"><text:span text:style-name="T2">inet</text:span><text:span text:style-name="T2">_int</text:span><text:span text:style-name="T2">erfa</text:span><text:span text:style-name="T2">ces</text:span><text:span text:style-name="T2">- </text:span><text:span text:style-name="T2">The </text:span><text:span text:style-name="T2">net</text:span><text:span text:style-name="T2">wor</text:span><text:span text:style-name="T2">k </text:span><text:span text:style-name="T2">inte</text:span><text:span text:style-name="T2">rfac</text:span><text:span text:style-name="T2">e </text:span><text:span text:style-name="T2">add</text:span><text:span text:style-name="T2">res</text:span><text:span text:style-name="T2">ses </text:span><text:span text:style-name="T2">that </text:span><text:span text:style-name="T2">this </text:span><text:span text:style-name="T2">mai</text:span><text:span text:style-name="T2">l </text:span><text:span text:style-name="T2">sys</text:span><text:span text:style-name="T2">tem </text:span><text:span text:style-name="T2">rec</text:span><text:span text:style-name="T2">eiv</text:span><text:span text:style-name="T2">es </text:span><text:span text:style-name="T2">mai</text:span><text:span text:style-name="T2">l </text:span><text:span text:style-name="T2">on.</text:span></text:p>
              </text:list-item>
              <text:list-item>
                <text:p text:style-name="P7"><text:span text:style-name="T2">My</text:span><text:span text:style-name="T2">des</text:span><text:span text:style-name="T2">tina</text:span><text:span text:style-name="T2">tion</text:span><text:span text:style-name="T2">- </text:span><text:span text:style-name="T2">The </text:span><text:span text:style-name="T2">list </text:span><text:span text:style-name="T2">of </text:span><text:span text:style-name="T2">do</text:span><text:span text:style-name="T2">mai</text:span><text:span text:style-name="T2">ns </text:span><text:span text:style-name="T2">that </text:span><text:span text:style-name="T2">are </text:span><text:span text:style-name="T2">deli</text:span><text:span text:style-name="T2">ver</text:span><text:span text:style-name="T2">ed </text:span><text:span text:style-name="T2">via </text:span><text:span text:style-name="T2">the </text:span><text:span text:style-name="T2">$lo</text:span><text:span text:style-name="T2">cal</text:span><text:span text:style-name="T2">_tra</text:span><text:span text:style-name="T2">nsp</text:span><text:span text:style-name="T2">ort </text:span><text:span text:style-name="T2">mai</text:span><text:span text:style-name="T2">l </text:span><text:span text:style-name="T2">deli</text:span><text:span text:style-name="T2">ver</text:span><text:span text:style-name="T2">y </text:span><text:span text:style-name="T2">tran</text:span><text:span text:style-name="T2">spo</text:span><text:span text:style-name="T2">rt.</text:span></text:p>
              </text:list-item>
              <text:list-item>
                <text:p text:style-name="P7"><text:span text:style-name="T2">loc</text:span><text:span text:style-name="T2">al_t</text:span><text:span text:style-name="T2">ran</text:span><text:span text:style-name="T2">spo</text:span><text:span text:style-name="T2">rt- </text:span><text:span text:style-name="T2">The </text:span><text:span text:style-name="T2">def</text:span><text:span text:style-name="T2">ault </text:span><text:span text:style-name="T2">mai</text:span><text:span text:style-name="T2">l </text:span><text:span text:style-name="T2">deli</text:span><text:span text:style-name="T2">ver</text:span><text:span text:style-name="T2">y </text:span><text:span text:style-name="T2">tran</text:span><text:span text:style-name="T2">spo</text:span><text:span text:style-name="T2">rt </text:span><text:span text:style-name="T2">and </text:span><text:span text:style-name="T2">nex</text:span><text:span text:style-name="T2">t-</text:span><text:span text:style-name="T2">hop </text:span><text:span text:style-name="T2">des</text:span><text:span text:style-name="T2">tina</text:span><text:span text:style-name="T2">tion </text:span><text:span text:style-name="T2">for </text:span><text:span text:style-name="T2">fina</text:span><text:span text:style-name="T2">l </text:span><text:span text:style-name="T2">deli</text:span><text:span text:style-name="T2">ver</text:span><text:span text:style-name="T2">y to </text:span><text:span text:style-name="T2">do</text:span><text:span text:style-name="T2">mai</text:span><text:span text:style-name="T2">ns </text:span><text:span text:style-name="T2">list</text:span><text:span text:style-name="T2">ed </text:span><text:span text:style-name="T2">wit</text:span><text:span text:style-name="T2">h </text:span><text:span text:style-name="T2">my</text:span><text:span text:style-name="T2">des</text:span><text:span text:style-name="T2">tina</text:span><text:span text:style-name="T2">tion</text:span><text:span text:style-name="T2">, </text:span><text:span text:style-name="T2">and </text:span><text:span text:style-name="T2">for </text:span><text:span text:style-name="T2">[ipa</text:span><text:span text:style-name="T2">ddr</text:span><text:span text:style-name="T2">ess</text:span><text:span text:style-name="T2">] </text:span><text:span text:style-name="T2">des</text:span><text:span text:style-name="T2">tina</text:span><text:span text:style-name="T2">tion</text:span><text:span text:style-name="T2">s </text:span><text:span text:style-name="T2">that </text:span><text:span text:style-name="T2">mat</text:span><text:span text:style-name="T2">ch </text:span><text:span text:style-name="T2">$in</text:span><text:span text:style-name="T2">et_i</text:span><text:span text:style-name="T2">nter</text:span><text:span text:style-name="T2">fac</text:span><text:span text:style-name="T2">es</text:span></text:p>
              </text:list-item>
              <text:list-item>
                <text:p text:style-name="P7"><text:span text:style-name="T2">My</text:span><text:span text:style-name="T2">hos</text:span><text:span text:style-name="T2">tna</text:span><text:span text:style-name="T2">me </text:span><text:span text:style-name="T2">- </text:span><text:span text:style-name="T2">The </text:span><text:span text:style-name="T2">inte</text:span><text:span text:style-name="T2">rnet </text:span><text:span text:style-name="T2">hos</text:span><text:span text:style-name="T2">tna</text:span><text:span text:style-name="T2">me </text:span><text:span text:style-name="T2">of </text:span><text:span text:style-name="T2">this </text:span><text:span text:style-name="T2">mai</text:span><text:span text:style-name="T2">l </text:span><text:span text:style-name="T2">sys</text:span><text:span text:style-name="T2">tem</text:span><text:span text:style-name="T2">. </text:span><text:span text:style-name="T2">The </text:span><text:span text:style-name="T2">def</text:span><text:span text:style-name="T2">ault </text:span><text:span text:style-name="T2">is </text:span><text:span text:style-name="T2">to </text:span><text:span text:style-name="T2">use </text:span><text:span text:style-name="T2">the </text:span><text:span text:style-name="T2">full</text:span><text:span text:style-name="T2">y-</text:span><text:span text:style-name="T2">qua</text:span><text:span text:style-name="T2">lifie</text:span><text:span text:style-name="T2">d </text:span><text:span text:style-name="T2">do</text:span><text:span text:style-name="T2">mai</text:span><text:span text:style-name="T2">n </text:span><text:span text:style-name="T2">na</text:span><text:span text:style-name="T2">me</text:span></text:p>
              </text:list-item>
              <text:list-item>
                <text:p text:style-name="P7"><text:span text:style-name="T2">my</text:span><text:span text:style-name="T2">do</text:span><text:span text:style-name="T2">mai</text:span><text:span text:style-name="T2">n -</text:span><text:span text:style-name="T2">The </text:span><text:span text:style-name="T2">inte</text:span><text:span text:style-name="T2">rnet </text:span><text:span text:style-name="T2">do</text:span><text:span text:style-name="T2">mai</text:span><text:span text:style-name="T2">n </text:span><text:span text:style-name="T2">na</text:span><text:span text:style-name="T2">me </text:span><text:span text:style-name="T2">of </text:span><text:span text:style-name="T2">this </text:span><text:span text:style-name="T2">mai</text:span><text:span text:style-name="T2">l </text:span><text:span text:style-name="T2">sys</text:span><text:span text:style-name="T2">tem</text:span><text:span text:style-name="T2">. </text:span><text:span text:style-name="T2">The </text:span><text:span text:style-name="T2">def</text:span><text:span text:style-name="T2">ault </text:span><text:span text:style-name="T2">is </text:span><text:span text:style-name="T2">to </text:span><text:span text:style-name="T2">use </text:span><text:span text:style-name="T2">$m</text:span><text:span text:style-name="T2">yho</text:span><text:span text:style-name="T2">stn</text:span><text:span text:style-name="T2">am</text:span><text:span text:style-name="T2">e </text:span><text:span text:style-name="T2">min</text:span><text:span text:style-name="T2">us </text:span><text:span text:style-name="T2">the </text:span><text:span text:style-name="T2">first </text:span><text:span text:style-name="T2">co</text:span><text:span text:style-name="T2">mp</text:span><text:span text:style-name="T2">one</text:span><text:span text:style-name="T2">nt</text:span></text:p>
              </text:list-item>
              <text:list-item>
                <text:p text:style-name="P7"><text:span text:style-name="T2">my</text:span><text:span text:style-name="T2">net</text:span><text:span text:style-name="T2">wor</text:span><text:span text:style-name="T2">ks </text:span></text:p>
              </text:list-item>
              <text:list-item>
                <text:p text:style-name="P7"><text:span text:style-name="T2">The </text:span><text:span text:style-name="T2">list </text:span><text:span text:style-name="T2">of </text:span><text:span text:style-name="T2">"tru</text:span><text:span text:style-name="T2">ste</text:span><text:span text:style-name="T2">d" </text:span><text:span text:style-name="T2">rem</text:span><text:span text:style-name="T2">ote </text:span><text:span text:style-name="T2">SM</text:span><text:span text:style-name="T2">TP </text:span><text:span text:style-name="T2">clie</text:span><text:span text:style-name="T2">nts </text:span><text:span text:style-name="T2">that </text:span><text:span text:style-name="T2">hav</text:span><text:span text:style-name="T2">e </text:span><text:span text:style-name="T2">mor</text:span><text:span text:style-name="T2">e </text:span><text:span text:style-name="T2">priv</text:span><text:span text:style-name="T2">ileg</text:span><text:span text:style-name="T2">es </text:span><text:span text:style-name="T2">tha</text:span><text:span text:style-name="T2">n </text:span><text:span text:style-name="T2">"str</text:span><text:span text:style-name="T2">ang</text:span><text:span text:style-name="T2">ers"</text:span><text:span text:style-name="T2">.In </text:span><text:span text:style-name="T2">part</text:span><text:span text:style-name="T2">icul</text:span><text:span text:style-name="T2">ar, </text:span><text:span text:style-name="T2">"tru</text:span><text:span text:style-name="T2">ste</text:span><text:span text:style-name="T2">d" </text:span><text:span text:style-name="T2">SM</text:span><text:span text:style-name="T2">TP </text:span><text:span text:style-name="T2">clie</text:span><text:span text:style-name="T2">nts </text:span><text:span text:style-name="T2">are </text:span><text:span text:style-name="T2">allo</text:span><text:span text:style-name="T2">we</text:span><text:span text:style-name="T2">d to </text:span><text:span text:style-name="T2">rela</text:span><text:span text:style-name="T2">y </text:span><text:span text:style-name="T2">mai</text:span><text:span text:style-name="T2">l </text:span><text:span text:style-name="T2">thro</text:span><text:span text:style-name="T2">ugh </text:span><text:span text:style-name="T2">Pos</text:span><text:span text:style-name="T2">tfix.</text:span></text:p>
              </text:list-item>
              <text:list-item>
                <text:p text:style-name="P7"><text:span text:style-name="T2">My</text:span><text:span text:style-name="T2">orig</text:span><text:span text:style-name="T2">in- </text:span><text:span text:style-name="T2">The </text:span><text:span text:style-name="T2">do</text:span><text:span text:style-name="T2">mai</text:span><text:span text:style-name="T2">n </text:span><text:span text:style-name="T2">na</text:span><text:span text:style-name="T2">me </text:span><text:span text:style-name="T2">that </text:span><text:span text:style-name="T2">loc</text:span><text:span text:style-name="T2">ally</text:span><text:span text:style-name="T2">-</text:span><text:span text:style-name="T2">pos</text:span><text:span text:style-name="T2">ted </text:span><text:span text:style-name="T2">mai</text:span><text:span text:style-name="T2">l </text:span><text:span text:style-name="T2">app</text:span><text:span text:style-name="T2">ear</text:span><text:span text:style-name="T2">s to </text:span><text:span text:style-name="T2">co</text:span><text:span text:style-name="T2">me </text:span><text:span text:style-name="T2">fro</text:span><text:span text:style-name="T2">m, </text:span><text:span text:style-name="T2">and </text:span><text:span text:style-name="T2">that </text:span><text:span text:style-name="T2">loc</text:span><text:span text:style-name="T2">ally </text:span><text:span text:style-name="T2">pos</text:span><text:span text:style-name="T2">ted </text:span><text:span text:style-name="T2">mai</text:span><text:span text:style-name="T2">l is </text:span><text:span text:style-name="T2">deli</text:span><text:span text:style-name="T2">ver</text:span><text:span text:style-name="T2">ed </text:span><text:span text:style-name="T2">to.</text:span></text:p>
              </text:list-item>
              <text:list-item>
                <text:p text:style-name="P7"><text:span text:style-name="T2">Rel</text:span><text:span text:style-name="T2">ayh</text:span><text:span text:style-name="T2">ost- </text:span><text:span text:style-name="T2">The </text:span><text:span text:style-name="T2">nex</text:span><text:span text:style-name="T2">t-</text:span><text:span text:style-name="T2">hop </text:span><text:span text:style-name="T2">des</text:span><text:span text:style-name="T2">tina</text:span><text:span text:style-name="T2">tion </text:span><text:span text:style-name="T2">of </text:span><text:span text:style-name="T2">non</text:span><text:span text:style-name="T2">-</text:span><text:span text:style-name="T2">loc</text:span><text:span text:style-name="T2">al </text:span><text:span text:style-name="T2">mai</text:span><text:span text:style-name="T2">l; </text:span><text:span text:style-name="T2">ove</text:span><text:span text:style-name="T2">rrid</text:span><text:span text:style-name="T2">es </text:span><text:span text:style-name="T2">non</text:span><text:span text:style-name="T2">-</text:span><text:span text:style-name="T2">loc</text:span><text:span text:style-name="T2">al </text:span><text:span text:style-name="T2">do</text:span><text:span text:style-name="T2">mai</text:span><text:span text:style-name="T2">ns </text:span><text:span text:style-name="T2">in </text:span><text:span text:style-name="T2">reci</text:span><text:span text:style-name="T2">pie</text:span><text:span text:style-name="T2">nt </text:span><text:span text:style-name="T2">add</text:span><text:span text:style-name="T2">res</text:span><text:span text:style-name="T2">ses</text:span><text:span text:style-name="T2">. </text:span></text:p>
                <text:p text:style-name="P16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print_20_Plans">
        <draw:frame presentation:style-name="pr7" draw:text-style-name="P15" draw:layer="layout" svg:width="19.999cm" svg:height="3.879cm" svg:x="2.963cm" svg:y="0.778cm" presentation:class="title" presentation:user-transformed="true">
          <draw:text-box>
            <text:p>MAIL STORAGE FORMATS</text:p>
          </draw:text-box>
        </draw:frame>
        <draw:frame draw:style-name="gr25" draw:text-style-name="P20" draw:layer="layout" svg:width="25.199cm" svg:height="13cm" svg:x="1.6cm" svg:y="7cm">
          <draw:text-box>
            <text:list text:style-name="L1">
              <text:list-item>
                <text:p text:style-name="P16"><text:span text:style-name="T2">In </text:span><text:span text:style-name="T2">this </text:span><text:span text:style-name="T2">for</text:span><text:span text:style-name="T2">mat</text:span><text:span text:style-name="T2">, a </text:span><text:span text:style-name="T2">reg</text:span><text:span text:style-name="T2">ular </text:span><text:span text:style-name="T2">text </text:span><text:span text:style-name="T2">file </text:span><text:span text:style-name="T2">whi</text:span><text:span text:style-name="T2">ch </text:span><text:span text:style-name="T2">ser</text:span><text:span text:style-name="T2">ves </text:span><text:span text:style-name="T2">as </text:span><text:span text:style-name="T2">the </text:span><text:span text:style-name="T2">mai</text:span><text:span text:style-name="T2">l </text:span><text:span text:style-name="T2">use</text:span><text:span text:style-name="T2">r’s </text:span><text:span text:style-name="T2">mai</text:span><text:span text:style-name="T2">lbo</text:span><text:span text:style-name="T2">x </text:span><text:span text:style-name="T2">file </text:span><text:span text:style-name="T2">is </text:span><text:span text:style-name="T2">cre</text:span><text:span text:style-name="T2">ate</text:span><text:span text:style-name="T2">d.</text:span></text:p>
              </text:list-item>
              <text:list-item>
                <text:p text:style-name="P16"><text:span text:style-name="T2">Wo</text:span><text:span text:style-name="T2">rkin</text:span><text:span text:style-name="T2">g of </text:span><text:span text:style-name="T2">mb</text:span><text:span text:style-name="T2">ox</text:span></text:p>
              </text:list-item>
              <text:list-item>
                <text:p text:style-name="P16"><text:span text:style-name="T2">To </text:span><text:span text:style-name="T2">reci</text:span><text:span text:style-name="T2">eve </text:span><text:span text:style-name="T2">a </text:span><text:span text:style-name="T2">mai</text:span><text:span text:style-name="T2">l</text:span></text:p>
                <text:p text:style-name="P16"><text:span text:style-name="T5">Loc</text:span><text:span text:style-name="T5">k </text:span><text:span text:style-name="T5">the </text:span><text:span text:style-name="T5">mail</text:span><text:span text:style-name="T5">box.</text:span></text:p>
              </text:list-item>
            </text:list>
            <text:p><text:span text:style-name="T5"><text:s text:c="2"/></text:span><text:span text:style-name="T5">Appen</text:span><text:span text:style-name="T5">d the </text:span><text:span text:style-name="T5">heade</text:span><text:span text:style-name="T5">r </text:span><text:span text:style-name="T5">(usual</text:span><text:span text:style-name="T5">ly </text:span><text:span text:style-name="T5">“From </text:span><text:span text:style-name="T5">[send</text:span><text:span text:style-name="T5">er’s </text:span><text:span text:style-name="T5">email </text:span><text:span text:style-name="T5">addre</text:span><text:span text:style-name="T5">ss] <text:s/></text:span><text:span text:style-name="T5">[date </text:span><text:span text:style-name="T5">and </text:span><text:span text:style-name="T5">time </text:span><text:span text:style-name="T5">receiv</text:span><text:span text:style-name="T5">ed]”) </text:span><text:span text:style-name="T5">and </text:span><text:span text:style-name="T5">the </text:span><text:span text:style-name="T5">mail </text:span><text:span text:style-name="T5">into </text:span><text:span text:style-name="T5">the </text:span><text:span text:style-name="T5">mailbo</text:span><text:span text:style-name="T5">x file.</text:span></text:p>
            <text:p><text:span text:style-name="T5"><text:s text:c="2"/></text:span><text:span text:style-name="T5">Unloc</text:span><text:span text:style-name="T5">k the </text:span><text:span text:style-name="T5">mailbo</text:span><text:span text:style-name="T5">x.</text:span></text:p>
            <text:p><text:span text:style-name="T2"/></text:p>
            <text:list text:continue-numbering="true" text:style-name="L1">
              <text:list-item>
                <text:p><text:span text:style-name="T2"><text:s/></text:span><text:span text:style-name="T2">Ret</text:span><text:span text:style-name="T2">riev</text:span><text:span text:style-name="T2">ing </text:span><text:span text:style-name="T2">a </text:span><text:span text:style-name="T2">mai</text:span><text:span text:style-name="T2">l</text:span></text:p>
              </text:list-item>
            </text:list>
            <text:p><text:span text:style-name="T2"><text:s text:c="2"/></text:span><text:span text:style-name="T5">Lock </text:span><text:span text:style-name="T5">the </text:span><text:span text:style-name="T5">mailbo</text:span><text:span text:style-name="T5">x.</text:span></text:p>
            <text:p><text:span text:style-name="T5"><text:s text:c="2"/></text:span><text:span text:style-name="T5">Locat</text:span><text:span text:style-name="T5">e and </text:span><text:span text:style-name="T5">read </text:span><text:span text:style-name="T5">the </text:span><text:span text:style-name="T5">mail.</text:span></text:p>
            <text:p><text:span text:style-name="T5"><text:s text:c="2"/></text:span><text:span text:style-name="T5">Updat</text:span><text:span text:style-name="T5">e the </text:span><text:span text:style-name="T5">mail </text:span><text:span text:style-name="T5">status </text:span><text:span text:style-name="T5">flag.</text:span></text:p>
            <text:p><text:span text:style-name="T5"><text:s text:c="2"/></text:span><text:span text:style-name="T5">Unloc</text:span><text:span text:style-name="T5">k the </text:span><text:span text:style-name="T5">mailbo</text:span><text:span text:style-name="T5">x.</text:span></text:p>
            <text:p text:style-name="P16"><text:span text:style-name="T2"/></text:p>
          </draw:text-box>
        </draw:frame>
        <draw:frame draw:style-name="gr14" draw:text-style-name="P19" draw:layer="layout" svg:width="9.6cm" svg:height="1.572cm" svg:x="2.4cm" svg:y="5.6cm">
          <draw:text-box>
            <text:p text:style-name="P18"><text:span text:style-name="T4">M</text:span><text:span text:style-name="T4">BO</text:span><text:span text:style-name="T4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print_20_Plans">
        <draw:frame presentation:style-name="pr7" draw:text-style-name="P15" draw:layer="layout" svg:width="19.999cm" svg:height="3.879cm" svg:x="2.963cm" svg:y="0.778cm" presentation:class="title" presentation:user-transformed="true">
          <draw:text-box>
            <text:p>MAIL STORAGE FORMATS</text:p>
          </draw:text-box>
        </draw:frame>
        <draw:frame draw:style-name="gr26" draw:text-style-name="P20" draw:layer="layout" svg:width="25.199cm" svg:height="13cm" svg:x="1.6cm" svg:y="7cm">
          <draw:text-box>
            <text:p><text:span text:style-name="T2">Adva</text:span><text:span text:style-name="T2">ntag</text:span><text:span text:style-name="T2">es</text:span></text:p>
            <text:p><text:span text:style-name="T2"/></text:p>
            <text:p><text:span text:style-name="T5">Forma</text:span><text:span text:style-name="T5">t is </text:span><text:span text:style-name="T5">univer</text:span><text:span text:style-name="T5">sally </text:span><text:span text:style-name="T5">suppo</text:span><text:span text:style-name="T5">rted.</text:span></text:p>
            <text:p><text:span text:style-name="T5">Appen</text:span><text:span text:style-name="T5">ding a </text:span><text:span text:style-name="T5">new </text:span><text:span text:style-name="T5">mail </text:span><text:span text:style-name="T5">into </text:span><text:span text:style-name="T5">the </text:span><text:span text:style-name="T5">mailbo</text:span><text:span text:style-name="T5">x file </text:span><text:span text:style-name="T5">is </text:span><text:span text:style-name="T5">fast.</text:span></text:p>
            <text:p><text:span text:style-name="T5">Searc</text:span><text:span text:style-name="T5">hing </text:span><text:span text:style-name="T5">text </text:span><text:span text:style-name="T5">inside </text:span><text:span text:style-name="T5">a </text:span><text:span text:style-name="T5">single </text:span><text:span text:style-name="T5">mailbo</text:span><text:span text:style-name="T5">x file </text:span><text:span text:style-name="T5">is </text:span><text:span text:style-name="T5">fast.</text:span></text:p>
            <text:p><text:span text:style-name="T5"/></text:p>
            <text:p><text:span text:style-name="T5"/></text:p>
            <text:p><text:span text:style-name="T2">Disa</text:span><text:span text:style-name="T2">dvant</text:span><text:span text:style-name="T2">ages</text:span></text:p>
            <text:p><text:span text:style-name="T2"/></text:p>
            <text:p><text:span text:style-name="T5">Has </text:span><text:span text:style-name="T5">file </text:span><text:span text:style-name="T5">lockin</text:span><text:span text:style-name="T5">g </text:span><text:span text:style-name="T5">proble</text:span><text:span text:style-name="T5">ms.</text:span></text:p>
            <text:p><text:span text:style-name="T5">Has </text:span><text:span text:style-name="T5">proble</text:span><text:span text:style-name="T5">ms </text:span><text:span text:style-name="T5">when </text:span><text:span text:style-name="T5">used </text:span><text:span text:style-name="T5">with </text:span><text:span text:style-name="T5">netwo</text:span><text:span text:style-name="T5">rk file </text:span><text:span text:style-name="T5">syste</text:span><text:span text:style-name="T5">ms.</text:span></text:p>
            <text:p><text:span text:style-name="T5">Forma</text:span><text:span text:style-name="T5">t is </text:span><text:span text:style-name="T5">prone </text:span><text:span text:style-name="T5">to </text:span><text:span text:style-name="T5">corrup</text:span><text:span text:style-name="T5">tion.In</text:span></text:p>
            <text:p text:style-name="P16"><text:span text:style-name="T2"/></text:p>
          </draw:text-box>
        </draw:frame>
        <draw:frame draw:style-name="gr27" draw:text-style-name="P19" draw:layer="layout" svg:width="23.2cm" svg:height="2cm" svg:x="2.4cm" svg:y="5cm">
          <draw:text-box>
            <text:p text:style-name="P18"><text:span text:style-name="T4">M</text:span><text:span text:style-name="T4">BO</text:span><text:span text:style-name="T4">X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print_20_Plans">
        <draw:frame presentation:style-name="pr7" draw:text-style-name="P15" draw:layer="layout" svg:width="19.999cm" svg:height="3.879cm" svg:x="2.963cm" svg:y="0.778cm" presentation:class="title" presentation:user-transformed="true">
          <draw:text-box>
            <text:p>MAIL STORAGE FORMATS</text:p>
          </draw:text-box>
        </draw:frame>
        <draw:frame draw:style-name="gr28" draw:text-style-name="P20" draw:layer="layout" svg:width="25.199cm" svg:height="13cm" svg:x="1.6cm" svg:y="7cm">
          <draw:text-box>
            <text:p><text:span text:style-name="T5">This is </text:span><text:span text:style-name="T5">a new </text:span><text:span text:style-name="T5">way of </text:span><text:span text:style-name="T5">storin</text:span><text:span text:style-name="T5">g mail </text:span><text:span text:style-name="T5">mess</text:span><text:span text:style-name="T5">ages. </text:span><text:span text:style-name="T5">In this </text:span><text:span text:style-name="T5">format</text:span><text:span text:style-name="T5">, a </text:span><text:span text:style-name="T5">direct</text:span><text:span text:style-name="T5">ory </text:span><text:span text:style-name="T5">usuall</text:span><text:span text:style-name="T5">y </text:span><text:span text:style-name="T5">name</text:span><text:span text:style-name="T5">d </text:span><text:span text:style-name="T5">Maildir </text:span><text:span text:style-name="T5">is </text:span><text:span text:style-name="T5">create</text:span><text:span text:style-name="T5">d for </text:span><text:span text:style-name="T5">each </text:span><text:span text:style-name="T5">mail </text:span><text:span text:style-name="T5">user. </text:span><text:span text:style-name="T5">Under </text:span><text:span text:style-name="T5">this </text:span><text:span text:style-name="T5">direct</text:span><text:span text:style-name="T5">ory </text:span><text:span text:style-name="T5">are </text:span><text:span text:style-name="T5">three </text:span><text:span text:style-name="T5">more </text:span><text:span text:style-name="T5">direct</text:span><text:span text:style-name="T5">ories </text:span><text:span text:style-name="T5">name</text:span><text:span text:style-name="T5">d new, </text:span><text:span text:style-name="T5">cur </text:span><text:span text:style-name="T5">and </text:span><text:span text:style-name="T5">tmp.</text:span></text:p>
            <text:p><text:span text:style-name="T5"/></text:p>
            <text:p><text:span text:style-name="T6">Wor</text:span><text:span text:style-name="T6">king </text:span><text:span text:style-name="T6">of </text:span><text:span text:style-name="T6">Mail</text:span><text:span text:style-name="T6">dir</text:span></text:p>
            <text:p><text:span text:style-name="T5"/></text:p>
            <text:p><text:span text:style-name="T2">Rece</text:span><text:span text:style-name="T2">iving </text:span><text:span text:style-name="T2">and </text:span><text:span text:style-name="T2">storin</text:span><text:span text:style-name="T2">g a </text:span><text:span text:style-name="T2">mail</text:span></text:p>
            <text:p><text:span text:style-name="T2"/></text:p>
            <text:p><text:span text:style-name="T5">Creat</text:span><text:span text:style-name="T5">e a </text:span><text:span text:style-name="T5">uniqu</text:span><text:span text:style-name="T5">e file </text:span><text:span text:style-name="T5">in the </text:span><text:span text:style-name="T5">tmp </text:span><text:span text:style-name="T5">direct</text:span><text:span text:style-name="T5">ory.</text:span></text:p>
            <text:p><text:span text:style-name="T5">Write </text:span><text:span text:style-name="T5">the </text:span><text:span text:style-name="T5">mail </text:span><text:span text:style-name="T5">into </text:span><text:span text:style-name="T5">the </text:span><text:span text:style-name="T5">newly </text:span><text:span text:style-name="T5">create</text:span><text:span text:style-name="T5">d file.</text:span></text:p>
            <text:p><text:span text:style-name="T5">Move </text:span><text:span text:style-name="T5">the </text:span><text:span text:style-name="T5">compl</text:span><text:span text:style-name="T5">etely </text:span><text:span text:style-name="T5">writte</text:span><text:span text:style-name="T5">n mail </text:span><text:span text:style-name="T5">into </text:span><text:span text:style-name="T5">the </text:span><text:span text:style-name="T5">new </text:span><text:span text:style-name="T5">direct</text:span><text:span text:style-name="T5">ory.</text:span></text:p>
            <text:p><text:span text:style-name="T5"/></text:p>
            <text:p><text:span text:style-name="T2">Retri</text:span><text:span text:style-name="T2">eving </text:span><text:span text:style-name="T2">a </text:span><text:span text:style-name="T2">mail</text:span></text:p>
            <text:p><text:span text:style-name="T2"/></text:p>
            <text:p><text:span text:style-name="T5">Locat</text:span><text:span text:style-name="T5">e and </text:span><text:span text:style-name="T5">read </text:span><text:span text:style-name="T5">the </text:span><text:span text:style-name="T5">mail.</text:span></text:p>
            <text:p><text:span text:style-name="T5">Move </text:span><text:span text:style-name="T5">the </text:span><text:span text:style-name="T5">mail </text:span><text:span text:style-name="T5">from </text:span><text:span text:style-name="T5">new </text:span><text:span text:style-name="T5">into </text:span><text:span text:style-name="T5">the </text:span><text:span text:style-name="T5">cur </text:span><text:span text:style-name="T5">direct</text:span><text:span text:style-name="T5">ory </text:span><text:span text:style-name="T5">and </text:span><text:span text:style-name="T5">appen</text:span><text:span text:style-name="T5">d the </text:span><text:span text:style-name="T5">mail </text:span><text:span text:style-name="T5">status </text:span><text:span text:style-name="T5">flag </text:span><text:span text:style-name="T5">into </text:span><text:span text:style-name="T5">the </text:span><text:span text:style-name="T5">filena</text:span><text:span text:style-name="T5">me.In</text:span></text:p>
            <text:p text:style-name="P16"><text:span text:style-name="T2"/></text:p>
          </draw:text-box>
        </draw:frame>
        <draw:frame draw:style-name="gr27" draw:text-style-name="P19" draw:layer="layout" svg:width="23.2cm" svg:height="2cm" svg:x="2.4cm" svg:y="5cm">
          <draw:text-box>
            <text:p text:style-name="P18"><text:span text:style-name="T4">Ma</text:span><text:span text:style-name="T4">ildi</text:span><text:span text:style-name="T4">r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print_20_Plans">
        <draw:frame presentation:style-name="pr7" draw:text-style-name="P15" draw:layer="layout" svg:width="19.999cm" svg:height="3.879cm" svg:x="2.963cm" svg:y="0.778cm" presentation:class="title" presentation:user-transformed="true">
          <draw:text-box>
            <text:p>EMAIL ABUSE AND HANDLING</text:p>
          </draw:text-box>
        </draw:frame>
        <draw:frame draw:style-name="gr29" draw:text-style-name="P20" draw:layer="layout" svg:width="25.199cm" svg:height="13cm" svg:x="1.6cm" svg:y="7cm">
          <draw:text-box>
            <text:p text:style-name="P7"><text:span text:style-name="T2"/></text:p>
            <text:p><text:span text:style-name="T2">Email </text:span><text:span text:style-name="T2">spoofi</text:span><text:span text:style-name="T2">ng is </text:span><text:span text:style-name="T2">the </text:span><text:span text:style-name="T2">creati</text:span><text:span text:style-name="T2">on of </text:span><text:span text:style-name="T2">email </text:span><text:span text:style-name="T2">mess</text:span><text:span text:style-name="T2">ages </text:span><text:span text:style-name="T2">with a </text:span><text:span text:style-name="T2">forge</text:span><text:span text:style-name="T2">d </text:span><text:span text:style-name="T2">send</text:span><text:span text:style-name="T2">er </text:span><text:span text:style-name="T2">addre</text:span><text:span text:style-name="T2">ss.</text:span></text:p>
            <text:p><text:span text:style-name="T2"/></text:p>
            <text:p><text:span text:style-name="T2">Thing</text:span><text:span text:style-name="T2">s that </text:span><text:span text:style-name="T2">are </text:span><text:span text:style-name="T2">comp</text:span><text:span text:style-name="T2">romis</text:span><text:span text:style-name="T2">ed in </text:span><text:span text:style-name="T2">email </text:span><text:span text:style-name="T2">spoofi</text:span><text:span text:style-name="T2">ng –</text:span></text:p>
            <text:p><text:span text:style-name="T2">From: </text:span><text:span text:style-name="T2">the </text:span><text:span text:style-name="T2">addre</text:span><text:span text:style-name="T2">ss </text:span><text:span text:style-name="T2">visibl</text:span><text:span text:style-name="T2">e to </text:span><text:span text:style-name="T2">the </text:span><text:span text:style-name="T2">recipi</text:span><text:span text:style-name="T2">ent; </text:span><text:span text:style-name="T2">but </text:span><text:span text:style-name="T2">again</text:span><text:span text:style-name="T2">, by </text:span><text:span text:style-name="T2">defau</text:span><text:span text:style-name="T2">lt no </text:span><text:span text:style-name="T2">check</text:span><text:span text:style-name="T2">s are </text:span><text:span text:style-name="T2">done </text:span><text:span text:style-name="T2">that </text:span><text:span text:style-name="T2">the </text:span><text:span text:style-name="T2">sendi</text:span><text:span text:style-name="T2">ng </text:span><text:span text:style-name="T2">syste</text:span><text:span text:style-name="T2">m is </text:span><text:span text:style-name="T2">autho</text:span><text:span text:style-name="T2">rized </text:span><text:span text:style-name="T2">to </text:span><text:span text:style-name="T2">send </text:span><text:span text:style-name="T2">on </text:span><text:span text:style-name="T2">behal</text:span><text:span text:style-name="T2">f of </text:span><text:span text:style-name="T2">that </text:span><text:span text:style-name="T2">addre</text:span><text:span text:style-name="T2">ss.</text:span></text:p>
            <text:p><text:span text:style-name="T2">Reply</text:span><text:span text:style-name="T2">-to</text:span><text:span text:style-name="T2"><text:tab/></text:span><text:span text:style-name="T2">notch</text:span><text:span text:style-name="T2">ecked</text:span></text:p>
            <text:p><text:span text:style-name="T2">Send</text:span><text:span text:style-name="T2">er</text:span><text:span text:style-name="T2"><text:tab/></text:span><text:span text:style-name="T2">notch</text:span><text:span text:style-name="T2">ecked</text:span></text:p>
            <text:p text:style-name="P7"><text:span text:style-name="T2"> </text:span></text:p>
          </draw:text-box>
        </draw:frame>
        <draw:frame draw:style-name="gr27" draw:text-style-name="P19" draw:layer="layout" svg:width="23.2cm" svg:height="2cm" svg:x="2.4cm" svg:y="5cm">
          <draw:text-box>
            <text:p><text:span text:style-name="T7">S</text:span><text:span text:style-name="T7">P</text:span><text:span text:style-name="T7">O</text:span><text:span text:style-name="T7">O</text:span><text:span text:style-name="T7">F</text:span><text:span text:style-name="T7">I</text:span><text:span text:style-name="T7">N</text:span><text:span text:style-name="T7">G</text:span><text:span text:style-name="T7"><text:tab/></text:span><text:span text:style-name="T7"><text:tab/></text:span><text:span text:style-name="T7"><text:tab/></text:span><text:span text:style-name="T4">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print_20_Plans">
        <draw:frame presentation:style-name="pr7" draw:text-style-name="P15" draw:layer="layout" svg:width="19.999cm" svg:height="3.879cm" svg:x="2.963cm" svg:y="0.778cm" presentation:class="title" presentation:user-transformed="true">
          <draw:text-box>
            <text:p>EMAIL ABUSE AND HANDLING</text:p>
          </draw:text-box>
        </draw:frame>
        <draw:frame draw:style-name="gr30" draw:text-style-name="P20" draw:layer="layout" svg:width="25.199cm" svg:height="13cm" svg:x="1.6cm" svg:y="7cm">
          <draw:text-box>
            <text:p><text:span text:style-name="T2">A </text:span><text:span text:style-name="T2">mail </text:span><text:span text:style-name="T2">is a </text:span><text:span text:style-name="T2">spam </text:span><text:span text:style-name="T2">if </text:span><text:span text:style-name="T2">meet</text:span><text:span text:style-name="T2">s </text:span><text:span text:style-name="T2">three </text:span><text:span text:style-name="T2">criteri</text:span><text:span text:style-name="T2">a-:</text:span></text:p>
            <text:p><text:span text:style-name="T2">Anon</text:span><text:span text:style-name="T2">ymity</text:span><text:span text:style-name="T2"><text:tab/></text:span><text:span text:style-name="T2">i.e. <text:s/></text:span><text:span text:style-name="T2">send</text:span><text:span text:style-name="T2">er is </text:span><text:span text:style-name="T2">hidin</text:span><text:span text:style-name="T2">g </text:span><text:span text:style-name="T2">identi</text:span><text:span text:style-name="T2">ty</text:span></text:p>
            <text:p><text:span text:style-name="T2">Mass </text:span><text:span text:style-name="T2">maili</text:span><text:span text:style-name="T2">ng</text:span></text:p>
            <text:p><text:span text:style-name="T2">Unso</text:span><text:span text:style-name="T2">licite</text:span><text:span text:style-name="T2">d</text:span><text:span text:style-name="T2"><text:tab/></text:span><text:span text:style-name="T2">i.e. </text:span><text:span text:style-name="T2">unne</text:span><text:span text:style-name="T2">cess</text:span><text:span text:style-name="T2">ary </text:span><text:span text:style-name="T2">email</text:span><text:span text:style-name="T2">s</text:span></text:p>
            <text:p><text:span text:style-name="T2"/></text:p>
            <text:p><text:span text:style-name="T2">Spa</text:span><text:span text:style-name="T2">m </text:span><text:span text:style-name="T2">Mails </text:span><text:span text:style-name="T2">are </text:span><text:span text:style-name="T2">mostl</text:span><text:span text:style-name="T2">y </text:span><text:span text:style-name="T2">recei</text:span><text:span text:style-name="T2">ved </text:span><text:span text:style-name="T2">beca</text:span><text:span text:style-name="T2">use </text:span><text:span text:style-name="T2">some</text:span><text:span text:style-name="T2">how </text:span><text:span text:style-name="T2">the </text:span><text:span text:style-name="T2">email </text:span><text:span text:style-name="T2">id </text:span><text:span text:style-name="T2">must </text:span><text:span text:style-name="T2">have </text:span><text:span text:style-name="T2">been </text:span><text:span text:style-name="T2">broa</text:span><text:span text:style-name="T2">dcast</text:span><text:span text:style-name="T2">ed</text:span></text:p>
            <text:p><text:span text:style-name="T2"/></text:p>
            <text:p><text:span text:style-name="T2">Do </text:span><text:span text:style-name="T2">avoid </text:span><text:span text:style-name="T2">spam</text:span><text:span text:style-name="T2">s </text:span><text:span text:style-name="T2">unsu</text:span><text:span text:style-name="T2">bscri</text:span><text:span text:style-name="T2">be </text:span><text:span text:style-name="T2">wher</text:span><text:span text:style-name="T2">ever </text:span><text:span text:style-name="T2">avail</text:span><text:span text:style-name="T2">able, </text:span><text:span text:style-name="T2">use </text:span><text:span text:style-name="T2">servi</text:span><text:span text:style-name="T2">ces </text:span><text:span text:style-name="T2">like </text:span><text:span text:style-name="T2">spam </text:span><text:span text:style-name="T2">assa</text:span><text:span text:style-name="T2">ssin </text:span><text:span text:style-name="T2">whic</text:span><text:span text:style-name="T2">h </text:span><text:span text:style-name="T2">chec</text:span><text:span text:style-name="T2">ks for </text:span><text:span text:style-name="T2">the </text:span><text:span text:style-name="T2">conte</text:span><text:span text:style-name="T2">nt of </text:span><text:span text:style-name="T2">the </text:span><text:span text:style-name="T2">email </text:span><text:span text:style-name="T2">and </text:span><text:span text:style-name="T2">try to </text:span><text:span text:style-name="T2">chec</text:span><text:span text:style-name="T2">k for </text:span><text:span text:style-name="T2">key </text:span><text:span text:style-name="T2">word</text:span><text:span text:style-name="T2">s that </text:span><text:span text:style-name="T2">are </text:span><text:span text:style-name="T2">most </text:span><text:span text:style-name="T2">prob</text:span><text:span text:style-name="T2">ably </text:span><text:span text:style-name="T2">foun</text:span><text:span text:style-name="T2">d in </text:span><text:span text:style-name="T2">spam </text:span><text:span text:style-name="T2">mails</text:span></text:p>
            <text:p><text:span text:style-name="T2">Chan</text:span><text:span text:style-name="T2">ge </text:span><text:span text:style-name="T2">email </text:span><text:span text:style-name="T2">id, </text:span><text:span text:style-name="T2">make </text:span><text:span text:style-name="T2">id </text:span><text:span text:style-name="T2">speci</text:span><text:span text:style-name="T2">ficall</text:span><text:span text:style-name="T2">y to </text:span><text:span text:style-name="T2">broa</text:span><text:span text:style-name="T2">dcast</text:span></text:p>
            <text:p><text:span text:style-name="T2">Don’t </text:span><text:span text:style-name="T2">menti</text:span><text:span text:style-name="T2">on </text:span><text:span text:style-name="T2">whol</text:span><text:span text:style-name="T2">e </text:span><text:span text:style-name="T2">email</text:span><text:span text:style-name="T2">ed </text:span><text:span text:style-name="T2">corre</text:span><text:span text:style-name="T2">ct </text:span><text:span text:style-name="T2">synta</text:span><text:span text:style-name="T2">x use </text:span><text:span text:style-name="T2">shar</text:span><text:span text:style-name="T2">esht</text:span><text:span text:style-name="T2">ATg</text:span><text:span text:style-name="T2">mail</text:span><text:span text:style-name="T2">DOT</text:span><text:span text:style-name="T2">COM </text:span><text:span text:style-name="T2">type </text:span><text:span text:style-name="T2">of </text:span><text:span text:style-name="T2">synta</text:span><text:span text:style-name="T2">x so </text:span><text:span text:style-name="T2">that </text:span><text:span text:style-name="T2">com</text:span><text:span text:style-name="T2">mon </text:span><text:span text:style-name="T2">email </text:span><text:span text:style-name="T2">id </text:span><text:span text:style-name="T2">synta</text:span><text:span text:style-name="T2">x </text:span><text:span text:style-name="T2">cant </text:span><text:span text:style-name="T2">be </text:span><text:span text:style-name="T2">identi</text:span><text:span text:style-name="T2">fied</text:span></text:p>
            <text:p text:style-name="P7"><text:span text:style-name="T2"> </text:span></text:p>
          </draw:text-box>
        </draw:frame>
        <draw:frame draw:style-name="gr27" draw:text-style-name="P19" draw:layer="layout" svg:width="23.2cm" svg:height="2cm" svg:x="2.4cm" svg:y="5cm">
          <draw:text-box>
            <text:p><text:span text:style-name="T7">SP</text:span><text:span text:style-name="T7">A</text:span><text:span text:style-name="T7">M</text:span><text:span text:style-name="T7"><text:tab/></text:span><text:span text:style-name="T7"><text:tab/></text:span><text:span text:style-name="T7"><text:tab/></text:span><text:span text:style-name="T4">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F" svg:font-family="" style:font-family-generic="roman"/>
    <style:font-face style:name="Arial1" svg:font-family="Aria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Aqua" xlink:href="Pictures/100000000000005E0000005EE2830E219C9BCA3E.png" xlink:type="simple" xlink:show="embed" xlink:actuate="onLoad"/>
    <draw:fill-image draw:name="Bitmap_20_1" draw:display-name="Bitmap 1" xlink:href="Pictures/10000000000004220000031A0AF85F1C071E4B8A.png" xlink:type="simple" xlink:show="embed" xlink:actuate="onLoad"/>
    <draw:fill-image draw:name="background" xlink:href="Pictures/100000000000033C0000026D70D96EC6B9D30AF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ormal" style:family="graphic">
      <style:paragraph-properties fo:margin-top="0cm" fo:margin-bottom="0.623cm" fo:line-height="115%" fo:text-align="start" style:text-autospace="none"/>
      <style:text-properties style:use-window-font-color="true" style:font-name="Calibri" fo:font-family="Calibri" style:font-family-generic="roman" style:font-pitch="variable" fo:language="en" fo:country="IN" style:font-name-asian="F" style:font-family-generic-asian="roman" style:font-size-asian="11pt" style:language-asian="ar" style:country-asian="SA" style:font-name-complex="Calibri" style:font-family-complex="Calibri" style:font-family-generic-complex="roman" style:font-pitch-complex="variable" style:font-size-complex="11pt"/>
    </style:style>
    <style:style style:name="ListLabel_20_9" style:display-name="ListLabel 9" style:family="graphic">
      <style:paragraph-properties style:text-autospace="none"/>
      <style:text-properties fo:font-size="10pt" style:font-size-asian="10pt" style:font-size-complex="10pt"/>
    </style:style>
    <style:style style:name="ListLabel_20_8" style:display-name="ListLabel 8" style:family="graphic">
      <style:paragraph-properties style:text-autospace="none"/>
      <style:text-properties fo:font-size="10pt" style:font-size-asian="10pt" style:font-size-complex="10pt"/>
    </style:style>
    <style:style style:name="ListLabel_20_7" style:display-name="ListLabel 7" style:family="graphic">
      <style:paragraph-properties style:text-autospace="none"/>
      <style:text-properties fo:font-size="10pt" style:font-size-asian="10pt" style:font-size-complex="10pt"/>
    </style:style>
    <style:style style:name="ListLabel_20_6" style:display-name="ListLabel 6" style:family="graphic">
      <style:paragraph-properties style:text-autospace="none"/>
      <style:text-properties fo:font-size="10pt" style:font-size-asian="10pt" style:font-size-complex="10pt"/>
    </style:style>
    <style:style style:name="ListLabel_20_5" style:display-name="ListLabel 5" style:family="graphic">
      <style:paragraph-properties style:text-autospace="none"/>
      <style:text-properties fo:font-size="10pt" style:font-size-asian="10pt" style:font-size-complex="10pt"/>
    </style:style>
    <style:style style:name="ListLabel_20_4" style:display-name="ListLabel 4" style:family="graphic">
      <style:paragraph-properties style:text-autospace="none"/>
      <style:text-properties fo:font-size="10pt" style:font-size-asian="10pt" style:font-size-complex="10pt"/>
    </style:style>
    <style:style style:name="ListLabel_20_3" style:display-name="ListLabel 3" style:family="graphic">
      <style:paragraph-properties style:text-autospace="none"/>
      <style:text-properties fo:font-size="10pt" style:font-size-asian="10pt" style:font-size-complex="10pt"/>
    </style:style>
    <style:style style:name="ListLabel_20_2" style:display-name="ListLabel 2" style:family="graphic">
      <style:paragraph-properties style:text-autospace="none"/>
      <style:text-properties fo:font-size="10pt" style:font-size-asian="10pt" style:font-size-complex="10pt"/>
    </style:style>
    <style:style style:name="ListLabel_20_1" style:display-name="ListLabel 1" style:family="graphic">
      <style:paragraph-properties style:text-autospace="none"/>
      <style:text-properties fo:font-size="10pt" style:font-size-asian="10pt" style:font-size-complex="10pt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Index" style:family="graphic">
      <style:paragraph-properties fo:margin-top="0cm" fo:margin-bottom="0.623cm" fo:line-height="115%" fo:text-align="start" style:text-autospace="none"/>
      <style:text-properties style:font-name-asian="Lohit Devanagari" style:font-family-asian="'Lohit Devanagari'"/>
    </style:style>
    <style:style style:name="Caption" style:family="graphic">
      <style:paragraph-properties fo:margin-top="0.374cm" fo:margin-bottom="0.374cm" fo:line-height="115%" fo:text-align="start" style:text-autospace="none"/>
      <style:text-properties fo:font-style="italic" style:font-name-asian="Lohit Devanagari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font-name-asian="Lohit Devanagari" style:font-family-asian="'Lohit Devanagari'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  <style:text-properties fo:font-size="42.5999984741211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  <style:text-properties fo:font-size="42.5999984741211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  <style:text-properties fo:font-size="42.5999984741211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30T17:32:38.748613899</meta:creation-date>
    <meta:editing-duration>PT4H26M13S</meta:editing-duration>
    <meta:editing-cycles>10</meta:editing-cycles>
    <meta:generator>LibreOffice/6.0.3.2$Linux_X86_64 LibreOffice_project/00m0$Build-2</meta:generator>
    <dc:title>Blueprint Plans</dc:title>
    <dc:date>2018-09-01T15:34:01.303283013</dc:date>
    <meta:document-statistic meta:object-count="137"/>
  </office:meta>
</office:document-meta>
</file>